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979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3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7" style:family="table-cell" style:parent-style-name="Default" style:data-style-name="N114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:.G2])" office:value-type="float" office:value="7.16666666666667" calcext:value-type="float">
            <text:p>7,17</text:p>
          </table:table-cell>
          <table:table-cell table:formula="of:=STDEV([.B2:.G2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:.G3])" office:value-type="float" office:value="1" calcext:value-type="float">
            <text:p>1,00</text:p>
          </table:table-cell>
          <table:table-cell table:formula="of:=STDEV([.B3:.G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:.G4])" office:value-type="float" office:value="8.16666666666667" calcext:value-type="float">
            <text:p>8,17</text:p>
          </table:table-cell>
          <table:table-cell table:formula="of:=STDEV([.B4:.G4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G5])" office:value-type="float" office:value="8.16666666666667" calcext:value-type="float">
            <text:p>8,17</text:p>
          </table:table-cell>
          <table:table-cell table:formula="of:=STDEV([.B5:.G5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:.G6])" office:value-type="float" office:value="4.83333333333333" calcext:value-type="float">
            <text:p>4,83</text:p>
          </table:table-cell>
          <table:table-cell table:formula="of:=STDEV([.B6:.G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G7])" office:value-type="float" office:value="7.83333333333333" calcext:value-type="float">
            <text:p>7,83</text:p>
          </table:table-cell>
          <table:table-cell table:formula="of:=STDEV([.B7:.G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8:.G8])" office:value-type="float" office:value="8.5" calcext:value-type="float">
            <text:p>8,50</text:p>
          </table:table-cell>
          <table:table-cell table:formula="of:=STDEV([.B8:.G8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G9])" office:value-type="float" office:value="8.5" calcext:value-type="float">
            <text:p>8,50</text:p>
          </table:table-cell>
          <table:table-cell table:formula="of:=STDEV([.B9:.G9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G10])" office:value-type="float" office:value="7.5" calcext:value-type="float">
            <text:p>7,50</text:p>
          </table:table-cell>
          <table:table-cell table:formula="of:=STDEV([.B10:.G10])" office:value-type="float" office:value="1.97484176581315" calcext:value-type="float">
            <text:p>1,97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:.G11])" office:value-type="float" office:value="1" calcext:value-type="float">
            <text:p>1,00</text:p>
          </table:table-cell>
          <table:table-cell table:formula="of:=STDEV([.B11:.G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:.G12])" office:value-type="float" office:value="4.66666666666667" calcext:value-type="float">
            <text:p>4,67</text:p>
          </table:table-cell>
          <table:table-cell table:formula="of:=STDEV([.B12:.G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:.G13])" office:value-type="float" office:value="4.66666666666667" calcext:value-type="float">
            <text:p>4,67</text:p>
          </table:table-cell>
          <table:table-cell table:formula="of:=STDEV([.B13:.G13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:.G14])" office:value-type="float" office:value="5" calcext:value-type="float">
            <text:p>5,00</text:p>
          </table:table-cell>
          <table:table-cell table:formula="of:=STDEV([.B14:.G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G15])" office:value-type="float" office:value="7.33333333333333" calcext:value-type="float">
            <text:p>7,33</text:p>
          </table:table-cell>
          <table:table-cell table:formula="of:=STDEV([.B15:.G15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6:.G16])" office:value-type="float" office:value="1.16666666666667" calcext:value-type="float">
            <text:p>1,17</text:p>
          </table:table-cell>
          <table:table-cell table:formula="of:=STDEV([.B16:.G1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7:.G17])" office:value-type="float" office:value="3.5" calcext:value-type="float">
            <text:p>3,50</text:p>
          </table:table-cell>
          <table:table-cell table:formula="of:=STDEV([.B17:.G17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8:.G18])" office:value-type="float" office:value="2" calcext:value-type="float">
            <text:p>2,00</text:p>
          </table:table-cell>
          <table:table-cell table:formula="of:=STDEV([.B18:.G18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9:.G19])" office:value-type="float" office:value="1.16666666666667" calcext:value-type="float">
            <text:p>1,17</text:p>
          </table:table-cell>
          <table:table-cell table:formula="of:=STDEV([.B19:.G19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0:.G20])" office:value-type="float" office:value="5.66666666666667" calcext:value-type="float">
            <text:p>5,67</text:p>
          </table:table-cell>
          <table:table-cell table:formula="of:=STDEV([.B20:.G20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21:.G21])" office:value-type="float" office:value="4.66666666666667" calcext:value-type="float">
            <text:p>4,67</text:p>
          </table:table-cell>
          <table:table-cell table:formula="of:=STDEV([.B21:.G21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22:.G22])" office:value-type="float" office:value="7" calcext:value-type="float">
            <text:p>7,00</text:p>
          </table:table-cell>
          <table:table-cell table:formula="of:=STDEV([.B22:.G22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3:.G23])" office:value-type="float" office:value="6.83333333333333" calcext:value-type="float">
            <text:p>6,83</text:p>
          </table:table-cell>
          <table:table-cell table:formula="of:=STDEV([.B23:.G23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4:.G24])" office:value-type="float" office:value="5.5" calcext:value-type="float">
            <text:p>5,50</text:p>
          </table:table-cell>
          <table:table-cell table:formula="of:=STDEV([.B24:.G24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G25])" office:value-type="float" office:value="7.16666666666667" calcext:value-type="float">
            <text:p>7,17</text:p>
          </table:table-cell>
          <table:table-cell table:formula="of:=STDEV([.B25:.G25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6:.G26])" office:value-type="float" office:value="7.33333333333333" calcext:value-type="float">
            <text:p>7,33</text:p>
          </table:table-cell>
          <table:table-cell table:formula="of:=STDEV([.B26:.G26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G27])" office:value-type="float" office:value="7.83333333333333" calcext:value-type="float">
            <text:p>7,83</text:p>
          </table:table-cell>
          <table:table-cell table:formula="of:=STDEV([.B27:.G27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8:.G28])" office:value-type="float" office:value="5.66666666666667" calcext:value-type="float">
            <text:p>5,67</text:p>
          </table:table-cell>
          <table:table-cell table:formula="of:=STDEV([.B28:.G2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29:.G29])" office:value-type="float" office:value="9.33333333333333" calcext:value-type="float">
            <text:p>9,33</text:p>
          </table:table-cell>
          <table:table-cell table:formula="of:=STDEV([.B29:.G2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0:.G30])" office:value-type="float" office:value="5" calcext:value-type="float">
            <text:p>5,00</text:p>
          </table:table-cell>
          <table:table-cell table:formula="of:=STDEV([.B30:.G30])" office:value-type="float" office:value="1.78885438199983" calcext:value-type="float">
            <text:p>1,7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G31])" office:value-type="float" office:value="6.5" calcext:value-type="float">
            <text:p>6,50</text:p>
          </table:table-cell>
          <table:table-cell table:formula="of:=STDEV([.B31:.G31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32:.G32])" office:value-type="float" office:value="6.5" calcext:value-type="float">
            <text:p>6,50</text:p>
          </table:table-cell>
          <table:table-cell table:formula="of:=STDEV([.B32:.G32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G33])" office:value-type="float" office:value="4.83333333333333" calcext:value-type="float">
            <text:p>4,83</text:p>
          </table:table-cell>
          <table:table-cell table:formula="of:=STDEV([.B33:.G33])" office:value-type="float" office:value="2.40138848724372" calcext:value-type="float">
            <text:p>2,40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4:.G34])" office:value-type="float" office:value="5.33333333333333" calcext:value-type="float">
            <text:p>5,33</text:p>
          </table:table-cell>
          <table:table-cell table:formula="of:=STDEV([.B34:.G3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5:.G35])" office:value-type="float" office:value="1" calcext:value-type="float">
            <text:p>1,00</text:p>
          </table:table-cell>
          <table:table-cell table:formula="of:=STDEV([.B35:.G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36:.G36])" office:value-type="float" office:value="6.33333333333333" calcext:value-type="float">
            <text:p>6,33</text:p>
          </table:table-cell>
          <table:table-cell table:formula="of:=STDEV([.B36:.G36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G37])" office:value-type="float" office:value="7.83333333333333" calcext:value-type="float">
            <text:p>7,83</text:p>
          </table:table-cell>
          <table:table-cell table:formula="of:=STDEV([.B37:.G37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8:.G38])" office:value-type="float" office:value="7.66666666666667" calcext:value-type="float">
            <text:p>7,67</text:p>
          </table:table-cell>
          <table:table-cell table:formula="of:=STDEV([.B38:.G3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9:.G39])" office:value-type="float" office:value="8.5" calcext:value-type="float">
            <text:p>8,50</text:p>
          </table:table-cell>
          <table:table-cell table:formula="of:=STDEV([.B39:.G39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40:.G40])" office:value-type="float" office:value="7.83333333333333" calcext:value-type="float">
            <text:p>7,83</text:p>
          </table:table-cell>
          <table:table-cell table:formula="of:=STDEV([.B40:.G40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1:.G41])" office:value-type="float" office:value="8.33333333333333" calcext:value-type="float">
            <text:p>8,33</text:p>
          </table:table-cell>
          <table:table-cell table:formula="of:=STDEV([.B41:.G41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2:.G42])" office:value-type="float" office:value="4.33333333333333" calcext:value-type="float">
            <text:p>4,33</text:p>
          </table:table-cell>
          <table:table-cell table:formula="of:=STDEV([.B42:.G42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3:.G43])" office:value-type="float" office:value="6" calcext:value-type="float">
            <text:p>6,00</text:p>
          </table:table-cell>
          <table:table-cell table:formula="of:=STDEV([.B43:.G43])" office:value-type="float" office:value="2.60768096208106" calcext:value-type="float">
            <text:p>2,61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4:.G44])" office:value-type="float" office:value="4.5" calcext:value-type="float">
            <text:p>4,50</text:p>
          </table:table-cell>
          <table:table-cell table:formula="of:=STDEV([.B44:.G44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45:.G45])" office:value-type="float" office:value="3" calcext:value-type="float">
            <text:p>3,00</text:p>
          </table:table-cell>
          <table:table-cell table:formula="of:=STDEV([.B45:.G45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G46])" office:value-type="float" office:value="4.5" calcext:value-type="float">
            <text:p>4,50</text:p>
          </table:table-cell>
          <table:table-cell table:formula="of:=STDEV([.B46:.G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47:.G47])" office:value-type="float" office:value="3.66666666666667" calcext:value-type="float">
            <text:p>3,67</text:p>
          </table:table-cell>
          <table:table-cell table:formula="of:=STDEV([.B47:.G47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48:.G48])" office:value-type="float" office:value="5.66666666666667" calcext:value-type="float">
            <text:p>5,67</text:p>
          </table:table-cell>
          <table:table-cell table:formula="of:=STDEV([.B48:.G48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49:.G49])" office:value-type="float" office:value="6" calcext:value-type="float">
            <text:p>6,00</text:p>
          </table:table-cell>
          <table:table-cell table:formula="of:=STDEV([.B49:.G49])" office:value-type="float" office:value="1.67332005306815" calcext:value-type="float">
            <text:p>1,67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0:.G50])" office:value-type="float" office:value="4.83333333333333" calcext:value-type="float">
            <text:p>4,83</text:p>
          </table:table-cell>
          <table:table-cell table:formula="of:=STDEV([.B50:.G50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1:.G51])" office:value-type="float" office:value="4.5" calcext:value-type="float">
            <text:p>4,50</text:p>
          </table:table-cell>
          <table:table-cell table:formula="of:=STDEV([.B51:.G51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2:.G52])" office:value-type="float" office:value="5.66666666666667" calcext:value-type="float">
            <text:p>5,67</text:p>
          </table:table-cell>
          <table:table-cell table:formula="of:=STDEV([.B52:.G52])" office:value-type="float" office:value="2.5033311140691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3:.G53])" office:value-type="float" office:value="6.66666666666667" calcext:value-type="float">
            <text:p>6,67</text:p>
          </table:table-cell>
          <table:table-cell table:formula="of:=STDEV([.B53:.G53])" office:value-type="float" office:value="2.42212028327799" calcext:value-type="float">
            <text:p>2,4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4:.G54])" office:value-type="float" office:value="6.33333333333333" calcext:value-type="float">
            <text:p>6,33</text:p>
          </table:table-cell>
          <table:table-cell table:formula="of:=STDEV([.B54:.G54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5:.G55])" office:value-type="float" office:value="7.5" calcext:value-type="float">
            <text:p>7,50</text:p>
          </table:table-cell>
          <table:table-cell table:formula="of:=STDEV([.B55:.G55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56:.G56])" office:value-type="float" office:value="7.16666666666667" calcext:value-type="float">
            <text:p>7,17</text:p>
          </table:table-cell>
          <table:table-cell table:formula="of:=STDEV([.B56:.G5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7:.G57])" office:value-type="float" office:value="7.33333333333333" calcext:value-type="float">
            <text:p>7,33</text:p>
          </table:table-cell>
          <table:table-cell table:formula="of:=STDEV([.B57:.G57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8:.G58])" office:value-type="float" office:value="7.16666666666667" calcext:value-type="float">
            <text:p>7,17</text:p>
          </table:table-cell>
          <table:table-cell table:formula="of:=STDEV([.B58:.G58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G59])" office:value-type="float" office:value="6.33333333333333" calcext:value-type="float">
            <text:p>6,33</text:p>
          </table:table-cell>
          <table:table-cell table:formula="of:=STDEV([.B59:.G59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60:.G60])" office:value-type="float" office:value="8.33333333333333" calcext:value-type="float">
            <text:p>8,33</text:p>
          </table:table-cell>
          <table:table-cell table:formula="of:=STDEV([.B60:.G6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1:.G61])" office:value-type="float" office:value="7.33333333333333" calcext:value-type="float">
            <text:p>7,33</text:p>
          </table:table-cell>
          <table:table-cell table:formula="of:=STDEV([.B61:.G6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2:.G62])" office:value-type="float" office:value="1.33333333333333" calcext:value-type="float">
            <text:p>1,33</text:p>
          </table:table-cell>
          <table:table-cell table:formula="of:=STDEV([.B62:.G6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G63])" office:value-type="float" office:value="1.66666666666667" calcext:value-type="float">
            <text:p>1,67</text:p>
          </table:table-cell>
          <table:table-cell table:formula="of:=STDEV([.B63:.G63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4:.G64])" office:value-type="float" office:value="1.5" calcext:value-type="float">
            <text:p>1,50</text:p>
          </table:table-cell>
          <table:table-cell table:formula="of:=STDEV([.B64:.G64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5:.G65])" office:value-type="float" office:value="1.33333333333333" calcext:value-type="float">
            <text:p>1,33</text:p>
          </table:table-cell>
          <table:table-cell table:formula="of:=STDEV([.B65:.G65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66:.G66])" office:value-type="float" office:value="4" calcext:value-type="float">
            <text:p>4,00</text:p>
          </table:table-cell>
          <table:table-cell table:formula="of:=STDEV([.B66:.G66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G67])" office:value-type="float" office:value="2.16666666666667" calcext:value-type="float">
            <text:p>2,17</text:p>
          </table:table-cell>
          <table:table-cell table:formula="of:=STDEV([.B67:.G67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8:.G68])" office:value-type="float" office:value="4.83333333333333" calcext:value-type="float">
            <text:p>4,83</text:p>
          </table:table-cell>
          <table:table-cell table:formula="of:=STDEV([.B68:.G68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69:.G69])" office:value-type="float" office:value="1" calcext:value-type="float">
            <text:p>1,00</text:p>
          </table:table-cell>
          <table:table-cell table:formula="of:=STDEV([.B69:.G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0:.G70])" office:value-type="float" office:value="1.16666666666667" calcext:value-type="float">
            <text:p>1,17</text:p>
          </table:table-cell>
          <table:table-cell table:formula="of:=STDEV([.B70:.G70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71:.G71])" office:value-type="float" office:value="2.66666666666667" calcext:value-type="float">
            <text:p>2,67</text:p>
          </table:table-cell>
          <table:table-cell table:formula="of:=STDEV([.B71:.G71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2:.G72])" office:value-type="float" office:value="3.66666666666667" calcext:value-type="float">
            <text:p>3,67</text:p>
          </table:table-cell>
          <table:table-cell table:formula="of:=STDEV([.B72:.G72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73:.G73])" office:value-type="float" office:value="6.5" calcext:value-type="float">
            <text:p>6,50</text:p>
          </table:table-cell>
          <table:table-cell table:formula="of:=STDEV([.B73:.G73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74:.G74])" office:value-type="float" office:value="6.33333333333333" calcext:value-type="float">
            <text:p>6,33</text:p>
          </table:table-cell>
          <table:table-cell table:formula="of:=STDEV([.B74:.G7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5:.G75])" office:value-type="float" office:value="1.5" calcext:value-type="float">
            <text:p>1,50</text:p>
          </table:table-cell>
          <table:table-cell table:formula="of:=STDEV([.B75:.G75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76:.G76])" office:value-type="float" office:value="1" calcext:value-type="float">
            <text:p>1,00</text:p>
          </table:table-cell>
          <table:table-cell table:formula="of:=STDEV([.B76:.G7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77:.G77])" office:value-type="float" office:value="2.5" calcext:value-type="float">
            <text:p>2,50</text:p>
          </table:table-cell>
          <table:table-cell table:formula="of:=STDEV([.B77:.G77])" office:value-type="float" office:value="1.22474487139159" calcext:value-type="float">
            <text:p>1,22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G78])" office:value-type="float" office:value="1.66666666666667" calcext:value-type="float">
            <text:p>1,67</text:p>
          </table:table-cell>
          <table:table-cell table:formula="of:=STDEV([.B78:.G7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9:.G79])" office:value-type="float" office:value="4" calcext:value-type="float">
            <text:p>4,00</text:p>
          </table:table-cell>
          <table:table-cell table:formula="of:=STDEV([.B79:.G79])" office:value-type="float" office:value="1.09544511501033" calcext:value-type="float">
            <text:p>1,10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0:.G80])" office:value-type="float" office:value="3.5" calcext:value-type="float">
            <text:p>3,50</text:p>
          </table:table-cell>
          <table:table-cell table:formula="of:=STDEV([.B80:.G80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1:.G81])" office:value-type="float" office:value="3.5" calcext:value-type="float">
            <text:p>3,50</text:p>
          </table:table-cell>
          <table:table-cell table:formula="of:=STDEV([.B81:.G81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G82])" office:value-type="float" office:value="4.5" calcext:value-type="float">
            <text:p>4,50</text:p>
          </table:table-cell>
          <table:table-cell table:formula="of:=STDEV([.B82:.G82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G83])" office:value-type="float" office:value="5.33333333333333" calcext:value-type="float">
            <text:p>5,33</text:p>
          </table:table-cell>
          <table:table-cell table:formula="of:=STDEV([.B83:.G83])" office:value-type="float" office:value="2.25092573548455" calcext:value-type="float">
            <text:p>2,25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4:.G84])" office:value-type="float" office:value="4.66666666666667" calcext:value-type="float">
            <text:p>4,67</text:p>
          </table:table-cell>
          <table:table-cell table:formula="of:=STDEV([.B84:.G84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5:.G85])" office:value-type="float" office:value="6" calcext:value-type="float">
            <text:p>6,00</text:p>
          </table:table-cell>
          <table:table-cell table:formula="of:=STDEV([.B85:.G85])" office:value-type="float" office:value="2.28035085019828" calcext:value-type="float">
            <text:p>2,28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6:.G86])" office:value-type="float" office:value="4.83333333333333" calcext:value-type="float">
            <text:p>4,83</text:p>
          </table:table-cell>
          <table:table-cell table:formula="of:=STDEV([.B86:.G8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7:.G87])" office:value-type="float" office:value="4.16666666666667" calcext:value-type="float">
            <text:p>4,17</text:p>
          </table:table-cell>
          <table:table-cell table:formula="of:=STDEV([.B87:.G8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8:.G88])" office:value-type="float" office:value="4.16666666666667" calcext:value-type="float">
            <text:p>4,17</text:p>
          </table:table-cell>
          <table:table-cell table:formula="of:=STDEV([.B88:.G88])" office:value-type="float" office:value="2.04124145231932" calcext:value-type="float">
            <text:p>2,04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9:.G89])" office:value-type="float" office:value="6.33333333333333" calcext:value-type="float">
            <text:p>6,33</text:p>
          </table:table-cell>
          <table:table-cell table:formula="of:=STDEV([.B89:.G89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0:.G90])" office:value-type="float" office:value="3.66666666666667" calcext:value-type="float">
            <text:p>3,67</text:p>
          </table:table-cell>
          <table:table-cell table:formula="of:=STDEV([.B90:.G9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G91])" office:value-type="float" office:value="3.5" calcext:value-type="float">
            <text:p>3,50</text:p>
          </table:table-cell>
          <table:table-cell table:formula="of:=STDEV([.B91:.G91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2:.G92])" office:value-type="float" office:value="6" calcext:value-type="float">
            <text:p>6,00</text:p>
          </table:table-cell>
          <table:table-cell table:formula="of:=STDEV([.B92:.G92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3:.G93])" office:value-type="float" office:value="6.5" calcext:value-type="float">
            <text:p>6,50</text:p>
          </table:table-cell>
          <table:table-cell table:formula="of:=STDEV([.B93:.G9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4:.G94])" office:value-type="float" office:value="6.5" calcext:value-type="float">
            <text:p>6,50</text:p>
          </table:table-cell>
          <table:table-cell table:formula="of:=STDEV([.B94:.G94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5:.G95])" office:value-type="float" office:value="7.83333333333333" calcext:value-type="float">
            <text:p>7,83</text:p>
          </table:table-cell>
          <table:table-cell table:formula="of:=STDEV([.B95:.G95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2" table:formula="of:=AVERAGE([.B96:.G96])" office:value-type="float" office:value="9" calcext:value-type="float">
            <text:p>9,00</text:p>
          </table:table-cell>
          <table:table-cell table:formula="of:=STDEV([.B96:.G96])" office:value-type="float" office:value="0.632455532033676" calcext:value-type="float">
            <text:p>0,63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97:.G97])" office:value-type="float" office:value="4.16666666666667" calcext:value-type="float">
            <text:p>4,17</text:p>
          </table:table-cell>
          <table:table-cell table:formula="of:=STDEV([.B97:.G97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8:.G98])" office:value-type="float" office:value="5.16666666666667" calcext:value-type="float">
            <text:p>5,17</text:p>
          </table:table-cell>
          <table:table-cell table:formula="of:=STDEV([.B98:.G98])" office:value-type="float" office:value="2.48327740429189" calcext:value-type="float">
            <text:p>2,4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9:.G99])" office:value-type="float" office:value="6.16666666666667" calcext:value-type="float">
            <text:p>6,17</text:p>
          </table:table-cell>
          <table:table-cell table:formula="of:=STDEV([.B99:.G9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00:.G100])" office:value-type="float" office:value="1" calcext:value-type="float">
            <text:p>1,00</text:p>
          </table:table-cell>
          <table:table-cell table:formula="of:=STDEV([.B100:.G10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1:.G101])" office:value-type="float" office:value="6.33333333333333" calcext:value-type="float">
            <text:p>6,33</text:p>
          </table:table-cell>
          <table:table-cell table:formula="of:=STDEV([.B101:.G101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2:.G102])" office:value-type="float" office:value="2.66666666666667" calcext:value-type="float">
            <text:p>2,67</text:p>
          </table:table-cell>
          <table:table-cell table:formula="of:=STDEV([.B102:.G10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3:.G103])" office:value-type="float" office:value="5.5" calcext:value-type="float">
            <text:p>5,50</text:p>
          </table:table-cell>
          <table:table-cell table:formula="of:=STDEV([.B103:.G103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G104])" office:value-type="float" office:value="6" calcext:value-type="float">
            <text:p>6,00</text:p>
          </table:table-cell>
          <table:table-cell table:formula="of:=STDEV([.B104:.G104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5:.G105])" office:value-type="float" office:value="5.66666666666667" calcext:value-type="float">
            <text:p>5,67</text:p>
          </table:table-cell>
          <table:table-cell table:formula="of:=STDEV([.B105:.G105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G106])" office:value-type="float" office:value="4.83333333333333" calcext:value-type="float">
            <text:p>4,83</text:p>
          </table:table-cell>
          <table:table-cell table:formula="of:=STDEV([.B106:.G106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107:.G107])" office:value-type="float" office:value="7.5" calcext:value-type="float">
            <text:p>7,50</text:p>
          </table:table-cell>
          <table:table-cell table:formula="of:=STDEV([.B107:.G107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8:.G108])" office:value-type="float" office:value="2" calcext:value-type="float">
            <text:p>2,00</text:p>
          </table:table-cell>
          <table:table-cell table:formula="of:=STDEV([.B108:.G108])" office:value-type="float" office:value="1.54919333848297" calcext:value-type="float">
            <text:p>1,55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09:.G109])" office:value-type="float" office:value="1.33333333333333" calcext:value-type="float">
            <text:p>1,33</text:p>
          </table:table-cell>
          <table:table-cell table:formula="of:=STDEV([.B109:.G10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0:.G110])" office:value-type="float" office:value="5.83333333333333" calcext:value-type="float">
            <text:p>5,83</text:p>
          </table:table-cell>
          <table:table-cell table:formula="of:=STDEV([.B110:.G110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1:.G111])" office:value-type="float" office:value="1" calcext:value-type="float">
            <text:p>1,00</text:p>
          </table:table-cell>
          <table:table-cell table:formula="of:=STDEV([.B111:.G1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2:.G112])" office:value-type="float" office:value="3.66666666666667" calcext:value-type="float">
            <text:p>3,67</text:p>
          </table:table-cell>
          <table:table-cell table:formula="of:=STDEV([.B112:.G1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13:.G113])" office:value-type="float" office:value="6.33333333333333" calcext:value-type="float">
            <text:p>6,33</text:p>
          </table:table-cell>
          <table:table-cell table:formula="of:=STDEV([.B113:.G113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G114])" office:value-type="float" office:value="2.66666666666667" calcext:value-type="float">
            <text:p>2,67</text:p>
          </table:table-cell>
          <table:table-cell table:formula="of:=STDEV([.B114:.G114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5:.G115])" office:value-type="float" office:value="1.5" calcext:value-type="float">
            <text:p>1,50</text:p>
          </table:table-cell>
          <table:table-cell table:formula="of:=STDEV([.B115:.G115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6:.G116])" office:value-type="float" office:value="4.16666666666667" calcext:value-type="float">
            <text:p>4,17</text:p>
          </table:table-cell>
          <table:table-cell table:formula="of:=STDEV([.B116:.G11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117:.G117])" office:value-type="float" office:value="5.16666666666667" calcext:value-type="float">
            <text:p>5,17</text:p>
          </table:table-cell>
          <table:table-cell table:formula="of:=STDEV([.B117:.G117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8:.G118])" office:value-type="float" office:value="4" calcext:value-type="float">
            <text:p>4,00</text:p>
          </table:table-cell>
          <table:table-cell table:formula="of:=STDEV([.B118:.G118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19:.G119])" office:value-type="float" office:value="2.33333333333333" calcext:value-type="float">
            <text:p>2,33</text:p>
          </table:table-cell>
          <table:table-cell table:formula="of:=STDEV([.B119:.G119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0:.G120])" office:value-type="float" office:value="2.16666666666667" calcext:value-type="float">
            <text:p>2,17</text:p>
          </table:table-cell>
          <table:table-cell table:formula="of:=STDEV([.B120:.G120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1:.G121])" office:value-type="float" office:value="4.16666666666667" calcext:value-type="float">
            <text:p>4,17</text:p>
          </table:table-cell>
          <table:table-cell table:formula="of:=STDEV([.B121:.G121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2:.G122])" office:value-type="float" office:value="3.16666666666667" calcext:value-type="float">
            <text:p>3,17</text:p>
          </table:table-cell>
          <table:table-cell table:formula="of:=STDEV([.B122:.G12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23:.G123])" office:value-type="float" office:value="6.5" calcext:value-type="float">
            <text:p>6,50</text:p>
          </table:table-cell>
          <table:table-cell table:formula="of:=STDEV([.B123:.G123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4:.G124])" office:value-type="float" office:value="4.33333333333333" calcext:value-type="float">
            <text:p>4,33</text:p>
          </table:table-cell>
          <table:table-cell table:formula="of:=STDEV([.B124:.G124])" office:value-type="float" office:value="1.75119007154183" calcext:value-type="float">
            <text:p>1,75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25:.G125])" office:value-type="float" office:value="7.16666666666667" calcext:value-type="float">
            <text:p>7,17</text:p>
          </table:table-cell>
          <table:table-cell table:formula="of:=STDEV([.B125:.G125])" office:value-type="float" office:value="1.60208197875972" calcext:value-type="float">
            <text:p>1,60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2" table:formula="of:=AVERAGE([.B126:.G126])" office:value-type="float" office:value="3.66666666666667" calcext:value-type="float">
            <text:p>3,67</text:p>
          </table:table-cell>
          <table:table-cell table:formula="of:=STDEV([.B126:.G126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7:.G127])" office:value-type="float" office:value="5.5" calcext:value-type="float">
            <text:p>5,50</text:p>
          </table:table-cell>
          <table:table-cell table:formula="of:=STDEV([.B127:.G127])" office:value-type="float" office:value="1.7606816861659" calcext:value-type="float">
            <text:p>1,76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28:.G128])" office:value-type="float" office:value="7.16666666666667" calcext:value-type="float">
            <text:p>7,17</text:p>
          </table:table-cell>
          <table:table-cell table:formula="of:=STDEV([.B128:.G128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G129])" office:value-type="float" office:value="4.16666666666667" calcext:value-type="float">
            <text:p>4,17</text:p>
          </table:table-cell>
          <table:table-cell table:formula="of:=STDEV([.B129:.G12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0:.G130])" office:value-type="float" office:value="6" calcext:value-type="float">
            <text:p>6,00</text:p>
          </table:table-cell>
          <table:table-cell table:formula="of:=STDEV([.B130:.G130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1:.G131])" office:value-type="float" office:value="1.66666666666667" calcext:value-type="float">
            <text:p>1,67</text:p>
          </table:table-cell>
          <table:table-cell table:formula="of:=STDEV([.B131:.G13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2:.G132])" office:value-type="float" office:value="6.66666666666667" calcext:value-type="float">
            <text:p>6,67</text:p>
          </table:table-cell>
          <table:table-cell table:formula="of:=STDEV([.B132:.G13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3:.G133])" office:value-type="float" office:value="7.5" calcext:value-type="float">
            <text:p>7,50</text:p>
          </table:table-cell>
          <table:table-cell table:formula="of:=STDEV([.B133:.G13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4:.G134])" office:value-type="float" office:value="8.83333333333333" calcext:value-type="float">
            <text:p>8,83</text:p>
          </table:table-cell>
          <table:table-cell table:formula="of:=STDEV([.B134:.G134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5:.G135])" office:value-type="float" office:value="6.66666666666667" calcext:value-type="float">
            <text:p>6,67</text:p>
          </table:table-cell>
          <table:table-cell table:formula="of:=STDEV([.B135:.G135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6:.G136])" office:value-type="float" office:value="7.83333333333333" calcext:value-type="float">
            <text:p>7,83</text:p>
          </table:table-cell>
          <table:table-cell table:formula="of:=STDEV([.B136:.G136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G137])" office:value-type="float" office:value="6.33333333333333" calcext:value-type="float">
            <text:p>6,33</text:p>
          </table:table-cell>
          <table:table-cell table:formula="of:=STDEV([.B137:.G137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38:.G138])" office:value-type="float" office:value="7.83333333333333" calcext:value-type="float">
            <text:p>7,83</text:p>
          </table:table-cell>
          <table:table-cell table:formula="of:=STDEV([.B138:.G138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9:.G139])" office:value-type="float" office:value="7.33333333333333" calcext:value-type="float">
            <text:p>7,33</text:p>
          </table:table-cell>
          <table:table-cell table:formula="of:=STDEV([.B139:.G139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40:.G140])" office:value-type="float" office:value="7.5" calcext:value-type="float">
            <text:p>7,50</text:p>
          </table:table-cell>
          <table:table-cell table:formula="of:=STDEV([.B140:.G140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G141])" office:value-type="float" office:value="7.5" calcext:value-type="float">
            <text:p>7,50</text:p>
          </table:table-cell>
          <table:table-cell table:formula="of:=STDEV([.B141:.G141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2:.G142])" office:value-type="float" office:value="2.83333333333333" calcext:value-type="float">
            <text:p>2,83</text:p>
          </table:table-cell>
          <table:table-cell table:formula="of:=STDEV([.B142:.G14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G143])" office:value-type="float" office:value="3.33333333333333" calcext:value-type="float">
            <text:p>3,33</text:p>
          </table:table-cell>
          <table:table-cell table:formula="of:=STDEV([.B143:.G14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G144])" office:value-type="float" office:value="3" calcext:value-type="float">
            <text:p>3,00</text:p>
          </table:table-cell>
          <table:table-cell table:formula="of:=STDEV([.B144:.G144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5:.G145])" office:value-type="float" office:value="4.83333333333333" calcext:value-type="float">
            <text:p>4,83</text:p>
          </table:table-cell>
          <table:table-cell table:formula="of:=STDEV([.B145:.G145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6:.G146])" office:value-type="float" office:value="6.5" calcext:value-type="float">
            <text:p>6,50</text:p>
          </table:table-cell>
          <table:table-cell table:formula="of:=STDEV([.B146:.G1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7:.G147])" office:value-type="float" office:value="5.5" calcext:value-type="float">
            <text:p>5,50</text:p>
          </table:table-cell>
          <table:table-cell table:formula="of:=STDEV([.B147:.G147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8:.G148])" office:value-type="float" office:value="4.33333333333333" calcext:value-type="float">
            <text:p>4,33</text:p>
          </table:table-cell>
          <table:table-cell table:formula="of:=STDEV([.B148:.G14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9:.G149])" office:value-type="float" office:value="3" calcext:value-type="float">
            <text:p>3,00</text:p>
          </table:table-cell>
          <table:table-cell table:formula="of:=STDEV([.B149:.G149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2" table:formula="of:=AVERAGE([.B150:.G150])" office:value-type="float" office:value="4.5" calcext:value-type="float">
            <text:p>4,50</text:p>
          </table:table-cell>
          <table:table-cell table:formula="of:=STDEV([.B150:.G150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G151])" office:value-type="float" office:value="3.83333333333333" calcext:value-type="float">
            <text:p>3,83</text:p>
          </table:table-cell>
          <table:table-cell table:formula="of:=STDEV([.B151:.G151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 table:number-columns-repeated="3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];[.C2];[.D2];[.E2];[.F2])" office:value-type="float" office:value="6.6" calcext:value-type="float">
            <text:p>6,60</text:p>
          </table:table-cell>
          <table:table-cell table:style-name="ce2" table:formula="of:=STDEV([.B2:.E2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];[.C3];[.D3];[.E3];[.F3])" office:value-type="float" office:value="7.8" calcext:value-type="float">
            <text:p>7,80</text:p>
          </table:table-cell>
          <table:table-cell table:style-name="ce2" table:formula="of:=STDEV([.B3:.E3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/>
          <table:table-cell table:formula="of:=AVERAGE([.B4];[.C4];[.D4];[.E4];[.F4])" office:value-type="float" office:value="7" calcext:value-type="float">
            <text:p>7,00</text:p>
          </table:table-cell>
          <table:table-cell table:style-name="ce2" table:formula="of:=STDEV([.B4:.E4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];[.C5];[.D5];[.E5];[.F5])" office:value-type="float" office:value="8" calcext:value-type="float">
            <text:p>8,00</text:p>
          </table:table-cell>
          <table:table-cell table:style-name="ce2" table:formula="of:=STDEV([.B5:.E5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];[.C6];[.D6];[.E6];[.F6])" office:value-type="float" office:value="6.4" calcext:value-type="float">
            <text:p>6,40</text:p>
          </table:table-cell>
          <table:table-cell table:style-name="ce2" table:formula="of:=STDEV([.B6:.E6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];[.C7];[.D7];[.E7];[.F7])" office:value-type="float" office:value="7.4" calcext:value-type="float">
            <text:p>7,40</text:p>
          </table:table-cell>
          <table:table-cell table:style-name="ce2" table:formula="of:=STDEV([.B7:.E7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];[.C8];[.D8];[.E8];[.F8])" office:value-type="float" office:value="6.2" calcext:value-type="float">
            <text:p>6,20</text:p>
          </table:table-cell>
          <table:table-cell table:style-name="ce2" table:formula="of:=STDEV([.B8:.E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];[.C9];[.D9];[.E9];[.F9])" office:value-type="float" office:value="3.8" calcext:value-type="float">
            <text:p>3,80</text:p>
          </table:table-cell>
          <table:table-cell table:style-name="ce2" table:formula="of:=STDEV([.B9:.E9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0];[.C10];[.D10];[.E10];[.F10])" office:value-type="float" office:value="7.4" calcext:value-type="float">
            <text:p>7,40</text:p>
          </table:table-cell>
          <table:table-cell table:style-name="ce2" table:formula="of:=STDEV([.B10:.E10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];[.C11];[.D11];[.E11];[.F11])" office:value-type="float" office:value="3" calcext:value-type="float">
            <text:p>3,00</text:p>
          </table:table-cell>
          <table:table-cell table:style-name="ce2" table:formula="of:=STDEV([.B11:.E11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];[.C12];[.D12];[.E12];[.F12])" office:value-type="float" office:value="1" calcext:value-type="float">
            <text:p>1,00</text:p>
          </table:table-cell>
          <table:table-cell table:style-name="ce2" table:formula="of:=STDEV([.B12:.E1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3];[.C13];[.D13];[.E13];[.F13])" office:value-type="float" office:value="4" calcext:value-type="float">
            <text:p>4,00</text:p>
          </table:table-cell>
          <table:table-cell table:style-name="ce2" table:formula="of:=STDEV([.B13:.E13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4];[.C14];[.D14];[.E14];[.F14])" office:value-type="float" office:value="2" calcext:value-type="float">
            <text:p>2,00</text:p>
          </table:table-cell>
          <table:table-cell table:style-name="ce2" table:formula="of:=STDEV([.B14:.E14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5];[.C15];[.D15];[.E15];[.F15])" office:value-type="float" office:value="3.2" calcext:value-type="float">
            <text:p>3,20</text:p>
          </table:table-cell>
          <table:table-cell table:style-name="ce2" table:formula="of:=STDEV([.B15:.E1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6];[.C16];[.D16];[.E16];[.F16])" office:value-type="float" office:value="5.4" calcext:value-type="float">
            <text:p>5,40</text:p>
          </table:table-cell>
          <table:table-cell table:style-name="ce2" table:formula="of:=STDEV([.B16:.E16])" office:value-type="float" office:value="2.5" calcext:value-type="float">
            <text:p>2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7];[.C17];[.D17];[.E17];[.F17])" office:value-type="float" office:value="5.4" calcext:value-type="float">
            <text:p>5,40</text:p>
          </table:table-cell>
          <table:table-cell table:style-name="ce2" table:formula="of:=STDEV([.B17:.E1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];[.C18];[.D18];[.E18];[.F18])" office:value-type="float" office:value="2" calcext:value-type="float">
            <text:p>2,00</text:p>
          </table:table-cell>
          <table:table-cell table:style-name="ce2" table:formula="of:=STDEV([.B18:.E1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9];[.C19];[.D19];[.E19];[.F19])" office:value-type="float" office:value="1.8" calcext:value-type="float">
            <text:p>1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0];[.C20];[.D20];[.E20];[.F20])" office:value-type="float" office:value="1.4" calcext:value-type="float">
            <text:p>1,40</text:p>
          </table:table-cell>
          <table:table-cell table:style-name="ce2" table:formula="of:=STDEV([.B20:.E2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1];[.C21];[.D21];[.E21];[.F21])" office:value-type="float" office:value="1" calcext:value-type="float">
            <text:p>1,00</text:p>
          </table:table-cell>
          <table:table-cell table:style-name="ce2" table:formula="of:=STDEV([.B21:.E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];[.C22];[.D22];[.E22];[.F22])" office:value-type="float" office:value="3.6" calcext:value-type="float">
            <text:p>3,60</text:p>
          </table:table-cell>
          <table:table-cell table:style-name="ce2" table:formula="of:=STDEV([.B22:.E2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3];[.C23];[.D23];[.E23];[.F23])" office:value-type="float" office:value="4.4" calcext:value-type="float">
            <text:p>4,40</text:p>
          </table:table-cell>
          <table:table-cell table:style-name="ce2" table:formula="of:=STDEV([.B23:.E2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4];[.C24];[.D24];[.E24];[.F24])" office:value-type="float" office:value="7.2" calcext:value-type="float">
            <text:p>7,20</text:p>
          </table:table-cell>
          <table:table-cell table:style-name="ce2" table:formula="of:=STDEV([.B24:.E2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5];[.C25];[.D25];[.E25];[.F25])" office:value-type="float" office:value="7" calcext:value-type="float">
            <text:p>7,00</text:p>
          </table:table-cell>
          <table:table-cell table:style-name="ce2" table:formula="of:=STDEV([.B25:.E25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6];[.C26];[.D26];[.E26];[.F26])" office:value-type="float" office:value="5.6" calcext:value-type="float">
            <text:p>5,60</text:p>
          </table:table-cell>
          <table:table-cell table:style-name="ce2" table:formula="of:=STDEV([.B26:.E26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7];[.C27];[.D27];[.E27];[.F27])" office:value-type="float" office:value="6.4" calcext:value-type="float">
            <text:p>6,40</text:p>
          </table:table-cell>
          <table:table-cell table:style-name="ce2" table:formula="of:=STDEV([.B27:.E27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AVERAGE([.B28];[.C28];[.D28];[.E28];[.F28])" office:value-type="float" office:value="7.4" calcext:value-type="float">
            <text:p>7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29];[.C29];[.D29];[.E29];[.F29])" office:value-type="float" office:value="3.4" calcext:value-type="float">
            <text:p>3,40</text:p>
          </table:table-cell>
          <table:table-cell table:style-name="ce2" table:formula="of:=STDEV([.B29:.E29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];[.C30];[.D30];[.E30];[.F30])" office:value-type="float" office:value="6.4" calcext:value-type="float">
            <text:p>6,40</text:p>
          </table:table-cell>
          <table:table-cell table:style-name="ce2" table:formula="of:=STDEV([.B30:.E3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AVERAGE([.B31];[.C31];[.D31];[.E31];[.F31])" office:value-type="float" office:value="5.6" calcext:value-type="float">
            <text:p>5,60</text:p>
          </table:table-cell>
          <table:table-cell table:style-name="ce2" table:formula="of:=STDEV([.B31:.E31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32];[.C32];[.D32];[.E32];[.F32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3];[.C33];[.D33];[.E33];[.F33])" office:value-type="float" office:value="5" calcext:value-type="float">
            <text:p>5,00</text:p>
          </table:table-cell>
          <table:table-cell table:style-name="ce2" table:formula="of:=STDEV([.B33:.E33])" office:value-type="float" office:value="1.89296944860009" calcext:value-type="float">
            <text:p>1,8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4];[.C34];[.D34];[.E34];[.F34])" office:value-type="float" office:value="6.6" calcext:value-type="float">
            <text:p>6,60</text:p>
          </table:table-cell>
          <table:table-cell table:style-name="ce2" table:formula="of:=STDEV([.B34:.E34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5];[.C35];[.D35];[.E35];[.F35])" office:value-type="float" office:value="5" calcext:value-type="float">
            <text:p>5,00</text:p>
          </table:table-cell>
          <table:table-cell table:style-name="ce2" table:formula="of:=STDEV([.B35:.E35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6];[.C36];[.D36];[.E36];[.F36])" office:value-type="float" office:value="6.8" calcext:value-type="float">
            <text:p>6,80</text:p>
          </table:table-cell>
          <table:table-cell table:style-name="ce2" table:formula="of:=STDEV([.B36:.E36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7];[.C37];[.D37];[.E37];[.F37])" office:value-type="float" office:value="6.8" calcext:value-type="float">
            <text:p>6,80</text:p>
          </table:table-cell>
          <table:table-cell table:style-name="ce2" table:formula="of:=STDEV([.B37:.E37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8];[.C38];[.D38];[.E38];[.F38])" office:value-type="float" office:value="4" calcext:value-type="float">
            <text:p>4,00</text:p>
          </table:table-cell>
          <table:table-cell table:style-name="ce2" table:formula="of:=STDEV([.B38:.E38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39];[.C39];[.D39];[.E39];[.F39])" office:value-type="float" office:value="4.4" calcext:value-type="float">
            <text:p>4,40</text:p>
          </table:table-cell>
          <table:table-cell table:style-name="ce2" table:formula="of:=STDEV([.B39:.E39])" office:value-type="float" office:value="2.51661147842358" calcext:value-type="float">
            <text:p>2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0];[.C40];[.D40];[.E40];[.F40])" office:value-type="float" office:value="4.6" calcext:value-type="float">
            <text:p>4,60</text:p>
          </table:table-cell>
          <table:table-cell table:style-name="ce2" table:formula="of:=STDEV([.B40:.E40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1];[.C41];[.D41];[.E41];[.F41])" office:value-type="float" office:value="6.8" calcext:value-type="float">
            <text:p>6,80</text:p>
          </table:table-cell>
          <table:table-cell table:style-name="ce2" table:formula="of:=STDEV([.B41:.E41])" office:value-type="float" office:value="2.62995563967658" calcext:value-type="float">
            <text:p>2,63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42];[.C42];[.D42];[.E42];[.F42])" office:value-type="float" office:value="4.2" calcext:value-type="float">
            <text:p>4,20</text:p>
          </table:table-cell>
          <table:table-cell table:style-name="ce2" table:formula="of:=STDEV([.B42:.E42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3];[.C43];[.D43];[.E43];[.F43])" office:value-type="float" office:value="5" calcext:value-type="float">
            <text:p>5,00</text:p>
          </table:table-cell>
          <table:table-cell table:style-name="ce2" table:formula="of:=STDEV([.B43:.E43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44];[.C44];[.D44];[.E44];[.F44])" office:value-type="float" office:value="1.8" calcext:value-type="float">
            <text:p>1,80</text:p>
          </table:table-cell>
          <table:table-cell table:style-name="ce2" table:formula="of:=STDEV([.B44:.E4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5];[.C45];[.D45];[.E45];[.F45])" office:value-type="float" office:value="1.2" calcext:value-type="float">
            <text:p>1,20</text:p>
          </table:table-cell>
          <table:table-cell table:style-name="ce2" table:formula="of:=STDEV([.B45:.E4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6];[.C46];[.D46];[.E46];[.F46])" office:value-type="float" office:value="5" calcext:value-type="float">
            <text:p>5,00</text:p>
          </table:table-cell>
          <table:table-cell table:style-name="ce2" table:formula="of:=STDEV([.B46:.E4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7];[.C47];[.D47];[.E47];[.F47])" office:value-type="float" office:value="5" calcext:value-type="float">
            <text:p>5,00</text:p>
          </table:table-cell>
          <table:table-cell table:style-name="ce2" table:formula="of:=STDEV([.B47:.E47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];[.C48];[.D48];[.E48];[.F48])" office:value-type="float" office:value="1.8" calcext:value-type="float">
            <text:p>1,80</text:p>
          </table:table-cell>
          <table:table-cell table:style-name="ce2" table:formula="of:=STDEV([.B48:.E4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9];[.C49];[.D49];[.E49];[.F49])" office:value-type="float" office:value="2.6" calcext:value-type="float">
            <text:p>2,60</text:p>
          </table:table-cell>
          <table:table-cell table:style-name="ce2" table:formula="of:=STDEV([.B49:.E4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0];[.C50];[.D50];[.E50];[.F50])" office:value-type="float" office:value="1.8" calcext:value-type="float">
            <text:p>1,80</text:p>
          </table:table-cell>
          <table:table-cell table:style-name="ce2" table:formula="of:=STDEV([.B50:.E5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1];[.C51];[.D51];[.E51];[.F51])" office:value-type="float" office:value="5" calcext:value-type="float">
            <text:p>5,00</text:p>
          </table:table-cell>
          <table:table-cell table:style-name="ce2" table:formula="of:=STDEV([.B51:.E51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2];[.C52];[.D52];[.E52];[.F52])" office:value-type="float" office:value="7.8" calcext:value-type="float">
            <text:p>7,80</text:p>
          </table:table-cell>
          <table:table-cell table:style-name="ce2" table:formula="of:=STDEV([.B52:.E52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3];[.C53];[.D53];[.E53];[.F53])" office:value-type="float" office:value="1.4" calcext:value-type="float">
            <text:p>1,40</text:p>
          </table:table-cell>
          <table:table-cell table:style-name="ce2" table:formula="of:=STDEV([.B53:.E53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4];[.C54];[.D54];[.E54];[.F54])" office:value-type="float" office:value="1.4" calcext:value-type="float">
            <text:p>1,40</text:p>
          </table:table-cell>
          <table:table-cell table:style-name="ce2" table:formula="of:=STDEV([.B54:.E54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55];[.C55];[.D55];[.E55];[.F55])" office:value-type="float" office:value="8.8" calcext:value-type="float">
            <text:p>8,80</text:p>
          </table:table-cell>
          <table:table-cell table:style-name="ce2" table:formula="of:=STDEV([.B55:.E55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];[.C56];[.D56];[.E56];[.F56])" office:value-type="float" office:value="5" calcext:value-type="float">
            <text:p>5,00</text:p>
          </table:table-cell>
          <table:table-cell table:style-name="ce2" table:formula="of:=STDEV([.B56:.E5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7];[.C57];[.D57];[.E57];[.F57])" office:value-type="float" office:value="6" calcext:value-type="float">
            <text:p>6,00</text:p>
          </table:table-cell>
          <table:table-cell table:style-name="ce2" table:formula="of:=STDEV([.B57:.E5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8];[.C58];[.D58];[.E58];[.F58])" office:value-type="float" office:value="9" calcext:value-type="float">
            <text:p>9,00</text:p>
          </table:table-cell>
          <table:table-cell table:style-name="ce2" table:formula="of:=STDEV([.B58:.E58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9];[.C59];[.D59];[.E59];[.F59])" office:value-type="float" office:value="2.8" calcext:value-type="float">
            <text:p>2,80</text:p>
          </table:table-cell>
          <table:table-cell table:style-name="ce2" table:formula="of:=STDEV([.B59:.E59])" office:value-type="float" office:value="2.3629078131263" calcext:value-type="float">
            <text:p>2,3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60];[.C60];[.D60];[.E60];[.F60])" office:value-type="float" office:value="6.2" calcext:value-type="float">
            <text:p>6,20</text:p>
          </table:table-cell>
          <table:table-cell table:style-name="ce2" table:formula="of:=STDEV([.B60:.E6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1];[.C61];[.D61];[.E61];[.F61])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62];[.C62];[.D62];[.E62];[.F62])" office:value-type="float" office:value="3" calcext:value-type="float">
            <text:p>3,00</text:p>
          </table:table-cell>
          <table:table-cell table:style-name="ce2" table:formula="of:=STDEV([.B62:.E6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];[.C63];[.D63];[.E63];[.F63])" office:value-type="float" office:value="2" calcext:value-type="float">
            <text:p>2,00</text:p>
          </table:table-cell>
          <table:table-cell table:style-name="ce2" table:formula="of:=STDEV([.B63:.E63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4];[.C64];[.D64];[.E64];[.F64])" office:value-type="float" office:value="4.2" calcext:value-type="float">
            <text:p>4,20</text:p>
          </table:table-cell>
          <table:table-cell table:style-name="ce2" table:formula="of:=STDEV([.B64:.E64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];[.C65];[.D65];[.E65];[.F65])" office:value-type="float" office:value="3.2" calcext:value-type="float">
            <text:p>3,20</text:p>
          </table:table-cell>
          <table:table-cell table:style-name="ce2" table:formula="of:=STDEV([.B65:.E65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6];[.C66];[.D66];[.E66];[.F66])" office:value-type="float" office:value="3.8" calcext:value-type="float">
            <text:p>3,80</text:p>
          </table:table-cell>
          <table:table-cell table:style-name="ce2" table:formula="of:=STDEV([.B66:.E66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7];[.C67];[.D67];[.E67];[.F67])" office:value-type="float" office:value="5.2" calcext:value-type="float">
            <text:p>5,20</text:p>
          </table:table-cell>
          <table:table-cell table:style-name="ce2" table:formula="of:=STDEV([.B67:.E6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68];[.C68];[.D68];[.E68];[.F68])" office:value-type="float" office:value="7.2" calcext:value-type="float">
            <text:p>7,20</text:p>
          </table:table-cell>
          <table:table-cell table:style-name="ce2" table:formula="of:=STDEV([.B68:.E6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];[.C69];[.D69];[.E69];[.F69])" office:value-type="float" office:value="2" calcext:value-type="float">
            <text:p>2,00</text:p>
          </table:table-cell>
          <table:table-cell table:style-name="ce2" table:formula="of:=STDEV([.B69:.E69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0];[.C70];[.D70];[.E70];[.F70])" office:value-type="float" office:value="5.6" calcext:value-type="float">
            <text:p>5,60</text:p>
          </table:table-cell>
          <table:table-cell table:style-name="ce2" table:formula="of:=STDEV([.B70:.E70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];[.C71];[.D71];[.E71];[.F71])" office:value-type="float" office:value="6" calcext:value-type="float">
            <text:p>6,00</text:p>
          </table:table-cell>
          <table:table-cell table:style-name="ce2" table:formula="of:=STDEV([.B71:.E71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2];[.C72];[.D72];[.E72];[.F72])" office:value-type="float" office:value="7" calcext:value-type="float">
            <text:p>7,00</text:p>
          </table:table-cell>
          <table:table-cell table:style-name="ce2" table:formula="of:=STDEV([.B72:.E72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3];[.C73];[.D73];[.E73];[.F73])" office:value-type="float" office:value="7.4" calcext:value-type="float">
            <text:p>7,40</text:p>
          </table:table-cell>
          <table:table-cell table:style-name="ce2" table:formula="of:=STDEV([.B73:.E7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4];[.C74];[.D74];[.E74];[.F74])" office:value-type="float" office:value="7.4" calcext:value-type="float">
            <text:p>7,40</text:p>
          </table:table-cell>
          <table:table-cell table:style-name="ce2" table:formula="of:=STDEV([.B74:.E74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];[.C75];[.D75];[.E75];[.F75])" office:value-type="float" office:value="5.4" calcext:value-type="float">
            <text:p>5,40</text:p>
          </table:table-cell>
          <table:table-cell table:style-name="ce2" table:formula="of:=STDEV([.B75:.E75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AVERAGE([.B76];[.C76];[.D76];[.E76];[.F76])" office:value-type="float" office:value="8.8" calcext:value-type="float">
            <text:p>8,80</text:p>
          </table:table-cell>
          <table:table-cell table:style-name="ce2" table:formula="of:=STDEV([.B76:.E76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7];[.C77];[.D77];[.E77];[.F77])" office:value-type="float" office:value="2.8" calcext:value-type="float">
            <text:p>2,80</text:p>
          </table:table-cell>
          <table:table-cell table:style-name="ce2" table:formula="of:=STDEV([.B77:.E77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8];[.C78];[.D78];[.E78];[.F78])" office:value-type="float" office:value="3.4" calcext:value-type="float">
            <text:p>3,40</text:p>
          </table:table-cell>
          <table:table-cell table:style-name="ce2" table:formula="of:=STDEV([.B78:.E78])" office:value-type="float" office:value="3.09569593683445" calcext:value-type="float">
            <text:p>3,1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9];[.C79];[.D79];[.E79];[.F79])" office:value-type="float" office:value="8.8" calcext:value-type="float">
            <text:p>8,80</text:p>
          </table:table-cell>
          <table:table-cell table:style-name="ce2" table:formula="of:=STDEV([.B79:.E7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0];[.C80];[.D80];[.E80];[.F80])" office:value-type="float" office:value="9" calcext:value-type="float">
            <text:p>9,00</text:p>
          </table:table-cell>
          <table:table-cell table:style-name="ce2" table:formula="of:=STDEV([.B80:.E8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];[.C81];[.D81];[.E81];[.F81])" office:value-type="float" office:value="6" calcext:value-type="float">
            <text:p>6,00</text:p>
          </table:table-cell>
          <table:table-cell table:style-name="ce2" table:formula="of:=STDEV([.B81:.E8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2];[.C82];[.D82];[.E82];[.F82])" office:value-type="float" office:value="6.2" calcext:value-type="float">
            <text:p>6,20</text:p>
          </table:table-cell>
          <table:table-cell table:style-name="ce2" table:formula="of:=STDEV([.B82:.E82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];[.C83];[.D83];[.E83];[.F83])" office:value-type="float" office:value="9.2" calcext:value-type="float">
            <text:p>9,20</text:p>
          </table:table-cell>
          <table:table-cell table:style-name="ce2" table:formula="of:=STDEV([.B83:.E8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4];[.C84];[.D84];[.E84];[.F84])" office:value-type="float" office:value="6.6" calcext:value-type="float">
            <text:p>6,60</text:p>
          </table:table-cell>
          <table:table-cell table:style-name="ce2" table:formula="of:=STDEV([.B84:.E84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85];[.C85];[.D85];[.E85];[.F85])" office:value-type="float" office:value="9.2" calcext:value-type="float">
            <text:p>9,20</text:p>
          </table:table-cell>
          <table:table-cell table:style-name="ce2" table:formula="of:=STDEV([.B85:.E85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6];[.C86];[.D86];[.E86];[.F86])" office:value-type="float" office:value="9" calcext:value-type="float">
            <text:p>9,00</text:p>
          </table:table-cell>
          <table:table-cell table:style-name="ce2" table:formula="of:=STDEV([.B86:.E8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7];[.C87];[.D87];[.E87];[.F87])" office:value-type="float" office:value="7.2" calcext:value-type="float">
            <text:p>7,2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88];[.C88];[.D88];[.E88];[.F88])" office:value-type="float" office:value="8.6" calcext:value-type="float">
            <text:p>8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9];[.C89];[.D89];[.E89];[.F89])" office:value-type="float" office:value="7.4" calcext:value-type="float">
            <text:p>7,40</text:p>
          </table:table-cell>
          <table:table-cell table:style-name="ce2" table:formula="of:=STDEV([.B89:.E8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0];[.C90];[.D90];[.E90];[.F90])" office:value-type="float" office:value="6.8" calcext:value-type="float">
            <text:p>6,80</text:p>
          </table:table-cell>
          <table:table-cell table:style-name="ce2" table:formula="of:=STDEV([.B90:.E90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1];[.C91];[.D91];[.E91];[.F91])" office:value-type="float" office:value="9" calcext:value-type="float">
            <text:p>9,00</text:p>
          </table:table-cell>
          <table:table-cell table:style-name="ce2" table:formula="of:=STDEV([.B91:.E91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2];[.C92];[.D92];[.E92];[.F92])" office:value-type="float" office:value="6.4" calcext:value-type="float">
            <text:p>6,40</text:p>
          </table:table-cell>
          <table:table-cell table:style-name="ce2" table:formula="of:=STDEV([.B92:.E92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93];[.C93];[.D93];[.E93];[.F93])" office:value-type="float" office:value="2.4" calcext:value-type="float">
            <text:p>2,40</text:p>
          </table:table-cell>
          <table:table-cell table:style-name="ce2" table:formula="of:=STDEV([.B93:.E93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4];[.C94];[.D94];[.E94];[.F94])" office:value-type="float" office:value="4" calcext:value-type="float">
            <text:p>4,00</text:p>
          </table:table-cell>
          <table:table-cell table:style-name="ce2" table:formula="of:=STDEV([.B94:.E9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5];[.C95];[.D95];[.E95];[.F95])" office:value-type="float" office:value="5.4" calcext:value-type="float">
            <text:p>5,40</text:p>
          </table:table-cell>
          <table:table-cell table:style-name="ce2" table:formula="of:=STDEV([.B95:.E9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6];[.C96];[.D96];[.E96];[.F96])" office:value-type="float" office:value="5.8" calcext:value-type="float">
            <text:p>5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7];[.C97];[.D97];[.E97];[.F97])" office:value-type="float" office:value="3" calcext:value-type="float">
            <text:p>3,00</text:p>
          </table:table-cell>
          <table:table-cell table:style-name="ce2" table:formula="of:=STDEV([.B97:.E9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8];[.C98];[.D98];[.E98];[.F98])" office:value-type="float" office:value="5.6" calcext:value-type="float">
            <text:p>5,60</text:p>
          </table:table-cell>
          <table:table-cell table:style-name="ce2" table:formula="of:=STDEV([.B98:.E98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9];[.C99];[.D99];[.E99];[.F99])" office:value-type="float" office:value="4" calcext:value-type="float">
            <text:p>4,00</text:p>
          </table:table-cell>
          <table:table-cell table:style-name="ce2" table:formula="of:=STDEV([.B99:.E9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00];[.C100];[.D100];[.E100];[.F100])" office:value-type="float" office:value="7.2" calcext:value-type="float">
            <text:p>7,20</text:p>
          </table:table-cell>
          <table:table-cell table:style-name="ce2" table:formula="of:=STDEV([.B100:.E100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1];[.C101];[.D101];[.E101];[.F101])" office:value-type="float" office:value="4.6" calcext:value-type="float">
            <text:p>4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2];[.C102];[.D102];[.E102];[.F102])" office:value-type="float" office:value="7.4" calcext:value-type="float">
            <text:p>7,40</text:p>
          </table:table-cell>
          <table:table-cell table:style-name="ce2" table:formula="of:=STDEV([.B102:.E10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03];[.C103];[.D103];[.E103];[.F103])" office:value-type="float" office:value="7.2" calcext:value-type="float">
            <text:p>7,20</text:p>
          </table:table-cell>
          <table:table-cell table:style-name="ce2" table:formula="of:=STDEV([.B103:.E10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04];[.C104];[.D104];[.E104];[.F104])" office:value-type="float" office:value="1.8" calcext:value-type="float">
            <text:p>1,80</text:p>
          </table:table-cell>
          <table:table-cell table:style-name="ce2" table:formula="of:=STDEV([.B104:.E10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05];[.C105];[.D105];[.E105];[.F105])" office:value-type="float" office:value="1.2" calcext:value-type="float">
            <text:p>1,20</text:p>
          </table:table-cell>
          <table:table-cell table:style-name="ce2" table:formula="of:=STDEV([.B105:.E10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06];[.C106];[.D106];[.E106];[.F106])" office:value-type="float" office:value="5" calcext:value-type="float">
            <text:p>5,00</text:p>
          </table:table-cell>
          <table:table-cell table:style-name="ce2" table:formula="of:=STDEV([.B106:.E106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7];[.C107];[.D107];[.E107];[.F107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8];[.C108];[.D108];[.E108];[.F108])" office:value-type="float" office:value="4" calcext:value-type="float">
            <text:p>4,00</text:p>
          </table:table-cell>
          <table:table-cell table:style-name="ce2" table:formula="of:=STDEV([.B108:.E10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9];[.C109];[.D109];[.E109];[.F109])" office:value-type="float" office:value="2.8" calcext:value-type="float">
            <text:p>2,80</text:p>
          </table:table-cell>
          <table:table-cell table:style-name="ce2" table:formula="of:=STDEV([.B109:.E109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0];[.C110];[.D110];[.E110];[.F110])" office:value-type="float" office:value="3" calcext:value-type="float">
            <text:p>3,00</text:p>
          </table:table-cell>
          <table:table-cell table:style-name="ce2" table:formula="of:=STDEV([.B110:.E110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1];[.C111];[.D111];[.E111];[.F111])" office:value-type="float" office:value="6.6" calcext:value-type="float">
            <text:p>6,60</text:p>
          </table:table-cell>
          <table:table-cell table:style-name="ce2" table:formula="of:=STDEV([.B111:.E111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12];[.C112];[.D112];[.E112];[.F112])" office:value-type="float" office:value="1.6" calcext:value-type="float">
            <text:p>1,60</text:p>
          </table:table-cell>
          <table:table-cell table:style-name="ce2" table:formula="of:=STDEV([.B112:.E112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3];[.C113];[.D113];[.E113];[.F113])" office:value-type="float" office:value="2.4" calcext:value-type="float">
            <text:p>2,40</text:p>
          </table:table-cell>
          <table:table-cell table:style-name="ce2" table:formula="of:=STDEV([.B113:.E11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4];[.C114];[.D114];[.E114];[.F114])" office:value-type="float" office:value="6.4" calcext:value-type="float">
            <text:p>6,40</text:p>
          </table:table-cell>
          <table:table-cell table:style-name="ce2" table:formula="of:=STDEV([.B114:.E11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5];[.C115];[.D115];[.E115];[.F115])" office:value-type="float" office:value="2.8" calcext:value-type="float">
            <text:p>2,80</text:p>
          </table:table-cell>
          <table:table-cell table:style-name="ce2" table:formula="of:=STDEV([.B115:.E11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6];[.C116];[.D116];[.E116];[.F116])" office:value-type="float" office:value="2.6" calcext:value-type="float">
            <text:p>2,60</text:p>
          </table:table-cell>
          <table:table-cell table:style-name="ce2" table:formula="of:=STDEV([.B116:.E116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7];[.C117];[.D117];[.E117];[.F117])" office:value-type="float" office:value="3.4" calcext:value-type="float">
            <text:p>3,40</text:p>
          </table:table-cell>
          <table:table-cell table:style-name="ce2" table:formula="of:=STDEV([.B117:.E117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18];[.C118];[.D118];[.E118];[.F118])" office:value-type="float" office:value="1.6" calcext:value-type="float">
            <text:p>1,60</text:p>
          </table:table-cell>
          <table:table-cell table:style-name="ce2" table:formula="of:=STDEV([.B118:.E118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19];[.C119];[.D119];[.E119];[.F119])" office:value-type="float" office:value="1" calcext:value-type="float">
            <text:p>1,00</text:p>
          </table:table-cell>
          <table:table-cell table:style-name="ce2" table:formula="of:=STDEV([.B119:.E11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20];[.C120];[.D120];[.E120];[.F120])" office:value-type="float" office:value="2.6" calcext:value-type="float">
            <text:p>2,60</text:p>
          </table:table-cell>
          <table:table-cell table:style-name="ce2" table:formula="of:=STDEV([.B120:.E12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1];[.C121];[.D121];[.E121];[.F121])" office:value-type="float" office:value="1" calcext:value-type="float">
            <text:p>1,00</text:p>
          </table:table-cell>
          <table:table-cell table:style-name="ce2" table:formula="of:=STDEV([.B121:.E1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22];[.C122];[.D122];[.E122];[.F122])" office:value-type="float" office:value="6.8" calcext:value-type="float">
            <text:p>6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3];[.C123];[.D123];[.E123];[.F123])" office:value-type="float" office:value="5.6" calcext:value-type="float">
            <text:p>5,60</text:p>
          </table:table-cell>
          <table:table-cell table:style-name="ce2" table:formula="of:=STDEV([.B123:.E123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4];[.C124];[.D124];[.E124];[.F124])" office:value-type="float" office:value="8.2" calcext:value-type="float">
            <text:p>8,20</text:p>
          </table:table-cell>
          <table:table-cell table:style-name="ce2" table:formula="of:=STDEV([.B124:.E12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25];[.C125];[.D125];[.E125];[.F125])" office:value-type="float" office:value="5.2" calcext:value-type="float">
            <text:p>5,20</text:p>
          </table:table-cell>
          <table:table-cell table:style-name="ce2" table:formula="of:=STDEV([.B125:.E12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6];[.C126];[.D126];[.E126];[.F126])" office:value-type="float" office:value="6.2" calcext:value-type="float">
            <text:p>6,20</text:p>
          </table:table-cell>
          <table:table-cell table:style-name="ce2" table:formula="of:=STDEV([.B126:.E12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];[.C127];[.D127];[.E127];[.F127])" office:value-type="float" office:value="3.2" calcext:value-type="float">
            <text:p>3,20</text:p>
          </table:table-cell>
          <table:table-cell table:style-name="ce2" table:formula="of:=STDEV([.B127:.E127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8];[.C128];[.D128];[.E128];[.F128])" office:value-type="float" office:value="5.8" calcext:value-type="float">
            <text:p>5,80</text:p>
          </table:table-cell>
          <table:table-cell table:style-name="ce2" table:formula="of:=STDEV([.B128:.E12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9];[.C129];[.D129];[.E129];[.F129])" office:value-type="float" office:value="4.8" calcext:value-type="float">
            <text:p>4,80</text:p>
          </table:table-cell>
          <table:table-cell table:style-name="ce2" table:formula="of:=STDEV([.B129:.E129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];[.C130];[.D130];[.E130];[.F130])" office:value-type="float" office:value="4.2" calcext:value-type="float">
            <text:p>4,20</text:p>
          </table:table-cell>
          <table:table-cell table:style-name="ce2" table:formula="of:=STDEV([.B130:.E130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1];[.C131];[.D131];[.E131];[.F131])" office:value-type="float" office:value="3.8" calcext:value-type="float">
            <text:p>3,80</text:p>
          </table:table-cell>
          <table:table-cell table:style-name="ce2" table:formula="of:=STDEV([.B131:.E131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2];[.C132];[.D132];[.E132];[.F132])" office:value-type="float" office:value="1.4" calcext:value-type="float">
            <text:p>1,40</text:p>
          </table:table-cell>
          <table:table-cell table:style-name="ce2" table:formula="of:=STDEV([.B132:.E13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3];[.C133];[.D133];[.E133];[.F133])" office:value-type="float" office:value="7" calcext:value-type="float">
            <text:p>7,00</text:p>
          </table:table-cell>
          <table:table-cell table:style-name="ce2" table:formula="of:=STDEV([.B133:.E133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34];[.C134];[.D134];[.E134];[.F134])" office:value-type="float" office:value="1.2" calcext:value-type="float">
            <text:p>1,20</text:p>
          </table:table-cell>
          <table:table-cell table:style-name="ce2" table:formula="of:=STDEV([.B134:.E13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35];[.C135];[.D135];[.E135];[.F135])" office:value-type="float" office:value="1" calcext:value-type="float">
            <text:p>1,00</text:p>
          </table:table-cell>
          <table:table-cell table:style-name="ce2" table:formula="of:=STDEV([.B135:.E135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AVERAGE([.B136];[.C136];[.D136];[.E136];[.F136])" office:value-type="float" office:value="8" calcext:value-type="float">
            <text:p>8,00</text:p>
          </table:table-cell>
          <table:table-cell table:style-name="ce2" table:formula="of:=STDEV([.B136:.E13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];[.C137];[.D137];[.E137];[.F137])" office:value-type="float" office:value="4.8" calcext:value-type="float">
            <text:p>4,80</text:p>
          </table:table-cell>
          <table:table-cell table:style-name="ce2" table:formula="of:=STDEV([.B137:.E13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8];[.C138];[.D138];[.E138];[.F138])" office:value-type="float" office:value="3.6" calcext:value-type="float">
            <text:p>3,60</text:p>
          </table:table-cell>
          <table:table-cell table:style-name="ce2" table:formula="of:=STDEV([.B138:.E13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39];[.C139];[.D139];[.E139];[.F139])" office:value-type="float" office:value="6.2" calcext:value-type="float">
            <text:p>6,20</text:p>
          </table:table-cell>
          <table:table-cell table:style-name="ce2" table:formula="of:=STDEV([.B139:.E139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0];[.C140];[.D140];[.E140];[.F140])" office:value-type="float" office:value="1" calcext:value-type="float">
            <text:p>1,00</text:p>
          </table:table-cell>
          <table:table-cell table:style-name="ce2" table:formula="of:=STDEV([.B140:.E14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1];[.C141];[.D141];[.E141];[.F141])" office:value-type="float" office:value="1" calcext:value-type="float">
            <text:p>1,00</text:p>
          </table:table-cell>
          <table:table-cell table:style-name="ce2" table:formula="of:=STDEV([.B141:.E14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2];[.C142];[.D142];[.E142];[.F142])" office:value-type="float" office:value="5.2" calcext:value-type="float">
            <text:p>5,20</text:p>
          </table:table-cell>
          <table:table-cell table:style-name="ce2" table:formula="of:=STDEV([.B142:.E142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3];[.C143];[.D143];[.E143];[.F143])" office:value-type="float" office:value="6.2" calcext:value-type="float">
            <text:p>6,20</text:p>
          </table:table-cell>
          <table:table-cell table:style-name="ce2" table:formula="of:=STDEV([.B143:.E143])" office:value-type="float" office:value="1.82574185835055" calcext:value-type="float">
            <text:p>1,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];[.C144];[.D144];[.E144];[.F144])" office:value-type="float" office:value="3.8" calcext:value-type="float">
            <text:p>3,80</text:p>
          </table:table-cell>
          <table:table-cell table:style-name="ce2" table:formula="of:=STDEV([.B144:.E14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5];[.C145];[.D145];[.E145];[.F145])" office:value-type="float" office:value="4" calcext:value-type="float">
            <text:p>4,00</text:p>
          </table:table-cell>
          <table:table-cell table:style-name="ce2" table:formula="of:=STDEV([.B145:.E145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6];[.C146];[.D146];[.E146];[.F146])" office:value-type="float" office:value="5.4" calcext:value-type="float">
            <text:p>5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47];[.C147];[.D147];[.E147];[.F147])" office:value-type="float" office:value="5.6" calcext:value-type="float">
            <text:p>5,60</text:p>
          </table:table-cell>
          <table:table-cell table:style-name="ce2" table:formula="of:=STDEV([.B147:.E147])" office:value-type="float" office:value="2.08166599946613" calcext:value-type="float">
            <text:p>2,08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148];[.C148];[.D148];[.E148];[.F148])" office:value-type="float" office:value="3.4" calcext:value-type="float">
            <text:p>3,40</text:p>
          </table:table-cell>
          <table:table-cell table:style-name="ce2" table:formula="of:=STDEV([.B148:.E14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9];[.C149];[.D149];[.E149];[.F149])" office:value-type="float" office:value="3.8" calcext:value-type="float">
            <text:p>3,80</text:p>
          </table:table-cell>
          <table:table-cell table:style-name="ce2" table:formula="of:=STDEV([.B149:.E14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0];[.C150];[.D150];[.E150];[.F150])" office:value-type="float" office:value="4.2" calcext:value-type="float">
            <text:p>4,20</text:p>
          </table:table-cell>
          <table:table-cell table:style-name="ce2" table:formula="of:=STDEV([.B150:.E150])" office:value-type="float" office:value="2.3094010767585" calcext:value-type="float">
            <text:p>2,3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1];[.C151];[.D151];[.E151];[.F151])" office:value-type="float" office:value="5.8" calcext:value-type="float">
            <text:p>5,80</text:p>
          </table:table-cell>
          <table:table-cell table:style-name="ce2" table:formula="of:=STDEV([.B151:.E15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4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3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2:.D2])" office:value-type="float" office:value="8" calcext:value-type="float">
            <text:p>8</text:p>
          </table:table-cell>
          <table:table-cell table:formula="of:=STDEV([.B2:.D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D3])" office:value-type="float" office:value="4.5" calcext:value-type="float">
            <text:p>4,5</text:p>
          </table:table-cell>
          <table:table-cell table:formula="of:=STDEV([.B3:.D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4:.D4])" office:value-type="float" office:value="6" calcext:value-type="float">
            <text:p>6</text:p>
          </table:table-cell>
          <table:table-cell table:formula="of:=STDEV([.B4:.D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:.D5])" office:value-type="float" office:value="7" calcext:value-type="float">
            <text:p>7</text:p>
          </table:table-cell>
          <table:table-cell table:formula="of:=STDEV([.B5:.D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6:.D6])" office:value-type="float" office:value="8.5" calcext:value-type="float">
            <text:p>8,5</text:p>
          </table:table-cell>
          <table:table-cell table:formula="of:=STDEV([.B6:.D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:.D7])" office:value-type="float" office:value="4.5" calcext:value-type="float">
            <text:p>4,5</text:p>
          </table:table-cell>
          <table:table-cell table:formula="of:=STDEV([.B7:.D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:.D8])" office:value-type="float" office:value="5" calcext:value-type="float">
            <text:p>5</text:p>
          </table:table-cell>
          <table:table-cell table:formula="of:=STDEV([.B8:.D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:.D9])" office:value-type="float" office:value="5" calcext:value-type="float">
            <text:p>5</text:p>
          </table:table-cell>
          <table:table-cell table:formula="of:=STDEV([.B9:.D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:.D10])" office:value-type="float" office:value="7" calcext:value-type="float">
            <text:p>7</text:p>
          </table:table-cell>
          <table:table-cell table:formula="of:=STDEV([.B10:.D1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:.D11])" office:value-type="float" office:value="1" calcext:value-type="float">
            <text:p>1</text:p>
          </table:table-cell>
          <table:table-cell table:formula="of:=STDEV([.B11:.D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:.D12])" office:value-type="float" office:value="2.5" calcext:value-type="float">
            <text:p>2,5</text:p>
          </table:table-cell>
          <table:table-cell table:formula="of:=STDEV([.B12:.D12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:.D13])" office:value-type="float" office:value="7" calcext:value-type="float">
            <text:p>7</text:p>
          </table:table-cell>
          <table:table-cell table:formula="of:=STDEV([.B13:.D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:.D14])" office:value-type="float" office:value="3.5" calcext:value-type="float">
            <text:p>3,5</text:p>
          </table:table-cell>
          <table:table-cell table:formula="of:=STDEV([.B14:.D1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5:.D15])" office:value-type="float" office:value="6" calcext:value-type="float">
            <text:p>6</text:p>
          </table:table-cell>
          <table:table-cell table:formula="of:=STDEV([.B15:.D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6:.D16])" office:value-type="float" office:value="4.5" calcext:value-type="float">
            <text:p>4,5</text:p>
          </table:table-cell>
          <table:table-cell table:formula="of:=STDEV([.B16:.D1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7:.D17])" office:value-type="float" office:value="4.5" calcext:value-type="float">
            <text:p>4,5</text:p>
          </table:table-cell>
          <table:table-cell table:formula="of:=STDEV([.B17:.D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8:.D18])" office:value-type="float" office:value="1" calcext:value-type="float">
            <text:p>1</text:p>
          </table:table-cell>
          <table:table-cell table:formula="of:=STDEV([.B18:.D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9:.D19])" office:value-type="float" office:value="4" calcext:value-type="float">
            <text:p>4</text:p>
          </table:table-cell>
          <table:table-cell table:formula="of:=STDEV([.B19:.D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0:.D20])" office:value-type="float" office:value="4.5" calcext:value-type="float">
            <text:p>4,5</text:p>
          </table:table-cell>
          <table:table-cell table:formula="of:=STDEV([.B20:.D2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1:.D21])" office:value-type="float" office:value="9" calcext:value-type="float">
            <text:p>9</text:p>
          </table:table-cell>
          <table:table-cell table:formula="of:=STDEV([.B21:.D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2:.D22])" office:value-type="float" office:value="7" calcext:value-type="float">
            <text:p>7</text:p>
          </table:table-cell>
          <table:table-cell table:formula="of:=STDEV([.B22:.D2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23:.D23])" office:value-type="float" office:value="8.5" calcext:value-type="float">
            <text:p>8,5</text:p>
          </table:table-cell>
          <table:table-cell table:formula="of:=STDEV([.B23:.D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4:.D24])" office:value-type="float" office:value="4.5" calcext:value-type="float">
            <text:p>4,5</text:p>
          </table:table-cell>
          <table:table-cell table:formula="of:=STDEV([.B24:.D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5:.D25])" office:value-type="float" office:value="9" calcext:value-type="float">
            <text:p>9</text:p>
          </table:table-cell>
          <table:table-cell table:formula="of:=STDEV([.B25:.D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6:.D26])" office:value-type="float" office:value="3.5" calcext:value-type="float">
            <text:p>3,5</text:p>
          </table:table-cell>
          <table:table-cell table:formula="of:=STDEV([.B26:.D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7:.D27])" office:value-type="float" office:value="6" calcext:value-type="float">
            <text:p>6</text:p>
          </table:table-cell>
          <table:table-cell table:formula="of:=STDEV([.B27:.D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28:.D28])" office:value-type="float" office:value="8.5" calcext:value-type="float">
            <text:p>8,5</text:p>
          </table:table-cell>
          <table:table-cell table:formula="of:=STDEV([.B28:.D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29:.D29])" office:value-type="float" office:value="7" calcext:value-type="float">
            <text:p>7</text:p>
          </table:table-cell>
          <table:table-cell table:formula="of:=STDEV([.B29:.D2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:.D30])" office:value-type="float" office:value="5.5" calcext:value-type="float">
            <text:p>5,5</text:p>
          </table:table-cell>
          <table:table-cell table:formula="of:=STDEV([.B30:.D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1:.D31])" office:value-type="float" office:value="10" calcext:value-type="float">
            <text:p>10</text:p>
          </table:table-cell>
          <table:table-cell table:formula="of:=STDEV([.B31:.D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2:.D32])" office:value-type="float" office:value="10" calcext:value-type="float">
            <text:p>10</text:p>
          </table:table-cell>
          <table:table-cell table:formula="of:=STDEV([.B32:.D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33:.D33])" office:value-type="float" office:value="6" calcext:value-type="float">
            <text:p>6</text:p>
          </table:table-cell>
          <table:table-cell table:formula="of:=STDEV([.B33:.D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34:.D34])" office:value-type="float" office:value="8" calcext:value-type="float">
            <text:p>8</text:p>
          </table:table-cell>
          <table:table-cell table:formula="of:=STDEV([.B34:.D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5:.D35])" office:value-type="float" office:value="9.5" calcext:value-type="float">
            <text:p>9,5</text:p>
          </table:table-cell>
          <table:table-cell table:formula="of:=STDEV([.B35:.D3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6:.D36])" office:value-type="float" office:value="10" calcext:value-type="float">
            <text:p>10</text:p>
          </table:table-cell>
          <table:table-cell table:formula="of:=STDEV([.B36:.D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7:.D37])" office:value-type="float" office:value="9.5" calcext:value-type="float">
            <text:p>9,5</text:p>
          </table:table-cell>
          <table:table-cell table:formula="of:=STDEV([.B37:.D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38:.D38])" office:value-type="float" office:value="9" calcext:value-type="float">
            <text:p>9</text:p>
          </table:table-cell>
          <table:table-cell table:formula="of:=STDEV([.B38:.D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39:.D39])" office:value-type="float" office:value="7" calcext:value-type="float">
            <text:p>7</text:p>
          </table:table-cell>
          <table:table-cell table:formula="of:=STDEV([.B39:.D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0:.D40])" office:value-type="float" office:value="2" calcext:value-type="float">
            <text:p>2</text:p>
          </table:table-cell>
          <table:table-cell table:formula="of:=STDEV([.B40:.D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1:.D41])" office:value-type="float" office:value="3.5" calcext:value-type="float">
            <text:p>3,5</text:p>
          </table:table-cell>
          <table:table-cell table:formula="of:=STDEV([.B41:.D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42:.D42])" office:value-type="float" office:value="2.5" calcext:value-type="float">
            <text:p>2,5</text:p>
          </table:table-cell>
          <table:table-cell table:formula="of:=STDEV([.B42:.D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3:.D43])" office:value-type="float" office:value="4.5" calcext:value-type="float">
            <text:p>4,5</text:p>
          </table:table-cell>
          <table:table-cell table:formula="of:=STDEV([.B43:.D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4:.D44])" office:value-type="float" office:value="2" calcext:value-type="float">
            <text:p>2</text:p>
          </table:table-cell>
          <table:table-cell table:formula="of:=STDEV([.B44:.D4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5:.D45])" office:value-type="float" office:value="3" calcext:value-type="float">
            <text:p>3</text:p>
          </table:table-cell>
          <table:table-cell table:formula="of:=STDEV([.B45:.D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6:.D46])" office:value-type="float" office:value="2.5" calcext:value-type="float">
            <text:p>2,5</text:p>
          </table:table-cell>
          <table:table-cell table:formula="of:=STDEV([.B46:.D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7:.D47])" office:value-type="float" office:value="5" calcext:value-type="float">
            <text:p>5</text:p>
          </table:table-cell>
          <table:table-cell table:formula="of:=STDEV([.B47:.D47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:.D48])" office:value-type="float" office:value="1.5" calcext:value-type="float">
            <text:p>1,5</text:p>
          </table:table-cell>
          <table:table-cell table:formula="of:=STDEV([.B48:.D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9:.D49])" office:value-type="float" office:value="3" calcext:value-type="float">
            <text:p>3</text:p>
          </table:table-cell>
          <table:table-cell table:formula="of:=STDEV([.B49:.D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0:.D50])" office:value-type="float" office:value="3.5" calcext:value-type="float">
            <text:p>3,5</text:p>
          </table:table-cell>
          <table:table-cell table:formula="of:=STDEV([.B50:.D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1:.D51])" office:value-type="float" office:value="1" calcext:value-type="float">
            <text:p>1</text:p>
          </table:table-cell>
          <table:table-cell table:formula="of:=STDEV([.B51:.D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2:.D52])" office:value-type="float" office:value="1" calcext:value-type="float">
            <text:p>1</text:p>
          </table:table-cell>
          <table:table-cell table:formula="of:=STDEV([.B52:.D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3:.D53])" office:value-type="float" office:value="5.5" calcext:value-type="float">
            <text:p>5,5</text:p>
          </table:table-cell>
          <table:table-cell table:formula="of:=STDEV([.B53:.D5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4:.D54])" office:value-type="float" office:value="3" calcext:value-type="float">
            <text:p>3</text:p>
          </table:table-cell>
          <table:table-cell table:formula="of:=STDEV([.B54:.D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5:.D55])" office:value-type="float" office:value="1" calcext:value-type="float">
            <text:p>1</text:p>
          </table:table-cell>
          <table:table-cell table:formula="of:=STDEV([.B55:.D5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:.D56])" office:value-type="float" office:value="7" calcext:value-type="float">
            <text:p>7</text:p>
          </table:table-cell>
          <table:table-cell table:formula="of:=STDEV([.B56:.D5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7:.D57])" office:value-type="float" office:value="1" calcext:value-type="float">
            <text:p>1</text:p>
          </table:table-cell>
          <table:table-cell table:formula="of:=STDEV([.B57:.D5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8:.D58])" office:value-type="float" office:value="1" calcext:value-type="float">
            <text:p>1</text:p>
          </table:table-cell>
          <table:table-cell table:formula="of:=STDEV([.B58:.D5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9:.D59])" office:value-type="float" office:value="6.5" calcext:value-type="float">
            <text:p>6,5</text:p>
          </table:table-cell>
          <table:table-cell table:formula="of:=STDEV([.B59:.D5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0:.D60])" office:value-type="float" office:value="1" calcext:value-type="float">
            <text:p>1</text:p>
          </table:table-cell>
          <table:table-cell table:formula="of:=STDEV([.B60:.D6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1:.D61])" office:value-type="float" office:value="5" calcext:value-type="float">
            <text:p>5</text:p>
          </table:table-cell>
          <table:table-cell table:formula="of:=STDEV([.B61:.D6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2:.D62])" office:value-type="float" office:value="1" calcext:value-type="float">
            <text:p>1</text:p>
          </table:table-cell>
          <table:table-cell table:formula="of:=STDEV([.B62:.D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3:.D63])" office:value-type="float" office:value="3.5" calcext:value-type="float">
            <text:p>3,5</text:p>
          </table:table-cell>
          <table:table-cell table:formula="of:=STDEV([.B63:.D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4:.D64])" office:value-type="float" office:value="1" calcext:value-type="float">
            <text:p>1</text:p>
          </table:table-cell>
          <table:table-cell table:formula="of:=STDEV([.B64:.D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:.D65])" office:value-type="float" office:value="1.5" calcext:value-type="float">
            <text:p>1,5</text:p>
          </table:table-cell>
          <table:table-cell table:formula="of:=STDEV([.B65:.D6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6:.D66])" office:value-type="float" office:value="2" calcext:value-type="float">
            <text:p>2</text:p>
          </table:table-cell>
          <table:table-cell table:formula="of:=STDEV([.B66:.D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7:.D67])" office:value-type="float" office:value="4.5" calcext:value-type="float">
            <text:p>4,5</text:p>
          </table:table-cell>
          <table:table-cell table:formula="of:=STDEV([.B67:.D6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8:.D68])" office:value-type="float" office:value="6.5" calcext:value-type="float">
            <text:p>6,5</text:p>
          </table:table-cell>
          <table:table-cell table:formula="of:=STDEV([.B68:.D6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:.D69])" office:value-type="float" office:value="2.5" calcext:value-type="float">
            <text:p>2,5</text:p>
          </table:table-cell>
          <table:table-cell table:formula="of:=STDEV([.B69:.D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70:.D70])" office:value-type="float" office:value="1" calcext:value-type="float">
            <text:p>1</text:p>
          </table:table-cell>
          <table:table-cell table:formula="of:=STDEV([.B70:.D7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:.D71])" office:value-type="float" office:value="4.5" calcext:value-type="float">
            <text:p>4,5</text:p>
          </table:table-cell>
          <table:table-cell table:formula="of:=STDEV([.B71:.D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72:.D72])" office:value-type="float" office:value="6" calcext:value-type="float">
            <text:p>6</text:p>
          </table:table-cell>
          <table:table-cell table:formula="of:=STDEV([.B72:.D7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3:.D73])" office:value-type="float" office:value="7" calcext:value-type="float">
            <text:p>7</text:p>
          </table:table-cell>
          <table:table-cell table:formula="of:=STDEV([.B73:.D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4:.D74])" office:value-type="float" office:value="6.5" calcext:value-type="float">
            <text:p>6,5</text:p>
          </table:table-cell>
          <table:table-cell table:formula="of:=STDEV([.B74:.D7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:.D75])" office:value-type="float" office:value="4" calcext:value-type="float">
            <text:p>4</text:p>
          </table:table-cell>
          <table:table-cell table:formula="of:=STDEV([.B75:.D7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6:.D76])" office:value-type="float" office:value="7" calcext:value-type="float">
            <text:p>7</text:p>
          </table:table-cell>
          <table:table-cell table:formula="of:=STDEV([.B76:.D7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7:.D77])" office:value-type="float" office:value="7" calcext:value-type="float">
            <text:p>7</text:p>
          </table:table-cell>
          <table:table-cell table:formula="of:=STDEV([.B77:.D7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8:.D78])" office:value-type="float" office:value="7" calcext:value-type="float">
            <text:p>7</text:p>
          </table:table-cell>
          <table:table-cell table:formula="of:=STDEV([.B78:.D7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9:.D79])" office:value-type="float" office:value="6.5" calcext:value-type="float">
            <text:p>6,5</text:p>
          </table:table-cell>
          <table:table-cell table:formula="of:=STDEV([.B79:.D7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0:.D80])" office:value-type="float" office:value="5" calcext:value-type="float">
            <text:p>5</text:p>
          </table:table-cell>
          <table:table-cell table:formula="of:=STDEV([.B80:.D8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1:.D81])" office:value-type="float" office:value="8.5" calcext:value-type="float">
            <text:p>8,5</text:p>
          </table:table-cell>
          <table:table-cell table:formula="of:=STDEV([.B81:.D8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2:.D82])" office:value-type="float" office:value="8" calcext:value-type="float">
            <text:p>8</text:p>
          </table:table-cell>
          <table:table-cell table:formula="of:=STDEV([.B82:.D8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:.D83])" office:value-type="float" office:value="8.5" calcext:value-type="float">
            <text:p>8,5</text:p>
          </table:table-cell>
          <table:table-cell table:formula="of:=STDEV([.B83:.D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4:.D84])" office:value-type="float" office:value="7" calcext:value-type="float">
            <text:p>7</text:p>
          </table:table-cell>
          <table:table-cell table:formula="of:=STDEV([.B84:.D84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85:.D85])" office:value-type="float" office:value="8" calcext:value-type="float">
            <text:p>8</text:p>
          </table:table-cell>
          <table:table-cell table:formula="of:=STDEV([.B85:.D8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86:.D86])" office:value-type="float" office:value="7" calcext:value-type="float">
            <text:p>7</text:p>
          </table:table-cell>
          <table:table-cell table:formula="of:=STDEV([.B86:.D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7:.D87])" office:value-type="float" office:value="8.5" calcext:value-type="float">
            <text:p>8,5</text:p>
          </table:table-cell>
          <table:table-cell table:formula="of:=STDEV([.B87:.D8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8:.D88])" office:value-type="float" office:value="5.5" calcext:value-type="float">
            <text:p>5,5</text:p>
          </table:table-cell>
          <table:table-cell table:formula="of:=STDEV([.B88:.D8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9:.D89])" office:value-type="float" office:value="5.5" calcext:value-type="float">
            <text:p>5,5</text:p>
          </table:table-cell>
          <table:table-cell table:formula="of:=STDEV([.B89:.D8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0:.D90])" office:value-type="float" office:value="8" calcext:value-type="float">
            <text:p>8</text:p>
          </table:table-cell>
          <table:table-cell table:formula="of:=STDEV([.B90:.D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1:.D91])" office:value-type="float" office:value="9" calcext:value-type="float">
            <text:p>9</text:p>
          </table:table-cell>
          <table:table-cell table:formula="of:=STDEV([.B91:.D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2:.D92])" office:value-type="float" office:value="9" calcext:value-type="float">
            <text:p>9</text:p>
          </table:table-cell>
          <table:table-cell table:formula="of:=STDEV([.B92:.D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3:.D93])" office:value-type="float" office:value="9" calcext:value-type="float">
            <text:p>9</text:p>
          </table:table-cell>
          <table:table-cell table:formula="of:=STDEV([.B93:.D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4:.D94])" office:value-type="float" office:value="9" calcext:value-type="float">
            <text:p>9</text:p>
          </table:table-cell>
          <table:table-cell table:formula="of:=STDEV([.B94:.D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5:.D95])" office:value-type="float" office:value="9" calcext:value-type="float">
            <text:p>9</text:p>
          </table:table-cell>
          <table:table-cell table:formula="of:=STDEV([.B95:.D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96:.D96])" office:value-type="float" office:value="10" calcext:value-type="float">
            <text:p>10</text:p>
          </table:table-cell>
          <table:table-cell table:formula="of:=STDEV([.B96:.D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7:.D97])" office:value-type="float" office:value="5.5" calcext:value-type="float">
            <text:p>5,5</text:p>
          </table:table-cell>
          <table:table-cell table:formula="of:=STDEV([.B97:.D9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98:.D98])" office:value-type="float" office:value="9.5" calcext:value-type="float">
            <text:p>9,5</text:p>
          </table:table-cell>
          <table:table-cell table:formula="of:=STDEV([.B98:.D9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9:.D99])" office:value-type="float" office:value="3" calcext:value-type="float">
            <text:p>3</text:p>
          </table:table-cell>
          <table:table-cell table:formula="of:=STDEV([.B99:.D9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0:.D100])" office:value-type="float" office:value="4.5" calcext:value-type="float">
            <text:p>4,5</text:p>
          </table:table-cell>
          <table:table-cell table:formula="of:=STDEV([.B100:.D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1:.D101])" office:value-type="float" office:value="5" calcext:value-type="float">
            <text:p>5</text:p>
          </table:table-cell>
          <table:table-cell table:formula="of:=STDEV([.B101:.D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2:.D102])" office:value-type="float" office:value="5" calcext:value-type="float">
            <text:p>5</text:p>
          </table:table-cell>
          <table:table-cell table:formula="of:=STDEV([.B102:.D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3:.D103])" office:value-type="float" office:value="5" calcext:value-type="float">
            <text:p>5</text:p>
          </table:table-cell>
          <table:table-cell table:formula="of:=STDEV([.B103:.D10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4:.D104])" office:value-type="float" office:value="3.5" calcext:value-type="float">
            <text:p>3,5</text:p>
          </table:table-cell>
          <table:table-cell table:formula="of:=STDEV([.B104:.D10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5:.D105])" office:value-type="float" office:value="5.5" calcext:value-type="float">
            <text:p>5,5</text:p>
          </table:table-cell>
          <table:table-cell table:formula="of:=STDEV([.B105:.D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6:.D106])" office:value-type="float" office:value="3" calcext:value-type="float">
            <text:p>3</text:p>
          </table:table-cell>
          <table:table-cell table:formula="of:=STDEV([.B106:.D10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7:.D107])" office:value-type="float" office:value="4.5" calcext:value-type="float">
            <text:p>4,5</text:p>
          </table:table-cell>
          <table:table-cell table:formula="of:=STDEV([.B107:.D10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8:.D108])" office:value-type="float" office:value="6" calcext:value-type="float">
            <text:p>6</text:p>
          </table:table-cell>
          <table:table-cell table:formula="of:=STDEV([.B108:.D10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9:.D109])" office:value-type="float" office:value="6" calcext:value-type="float">
            <text:p>6</text:p>
          </table:table-cell>
          <table:table-cell table:formula="of:=STDEV([.B109:.D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0:.D110])" office:value-type="float" office:value="5" calcext:value-type="float">
            <text:p>5</text:p>
          </table:table-cell>
          <table:table-cell table:formula="of:=STDEV([.B110:.D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1:.D111])" office:value-type="float" office:value="1" calcext:value-type="float">
            <text:p>1</text:p>
          </table:table-cell>
          <table:table-cell table:formula="of:=STDEV([.B111:.D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12:.D112])" office:value-type="float" office:value="7" calcext:value-type="float">
            <text:p>7</text:p>
          </table:table-cell>
          <table:table-cell table:formula="of:=STDEV([.B112:.D1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3:.D113])" office:value-type="float" office:value="1" calcext:value-type="float">
            <text:p>1</text:p>
          </table:table-cell>
          <table:table-cell table:formula="of:=STDEV([.B113:.D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4:.D114])" office:value-type="float" office:value="1" calcext:value-type="float">
            <text:p>1</text:p>
          </table:table-cell>
          <table:table-cell table:formula="of:=STDEV([.B114:.D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5:.D115])" office:value-type="float" office:value="1" calcext:value-type="float">
            <text:p>1</text:p>
          </table:table-cell>
          <table:table-cell table:formula="of:=STDEV([.B115:.D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6:.D116])" office:value-type="float" office:value="1" calcext:value-type="float">
            <text:p>1</text:p>
          </table:table-cell>
          <table:table-cell table:formula="of:=STDEV([.B116:.D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7:.D117])" office:value-type="float" office:value="6.5" calcext:value-type="float">
            <text:p>6,5</text:p>
          </table:table-cell>
          <table:table-cell table:formula="of:=STDEV([.B117:.D1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8:.D118])" office:value-type="float" office:value="1.5" calcext:value-type="float">
            <text:p>1,5</text:p>
          </table:table-cell>
          <table:table-cell table:formula="of:=STDEV([.B118:.D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9:.D119])" office:value-type="float" office:value="8" calcext:value-type="float">
            <text:p>8</text:p>
          </table:table-cell>
          <table:table-cell table:formula="of:=STDEV([.B119:.D11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20:.D120])" office:value-type="float" office:value="2" calcext:value-type="float">
            <text:p>2</text:p>
          </table:table-cell>
          <table:table-cell table:formula="of:=STDEV([.B120:.D1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1:.D121])" office:value-type="float" office:value="7.5" calcext:value-type="float">
            <text:p>7,5</text:p>
          </table:table-cell>
          <table:table-cell table:formula="of:=STDEV([.B121:.D12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2:.D122])" office:value-type="float" office:value="7.5" calcext:value-type="float">
            <text:p>7,5</text:p>
          </table:table-cell>
          <table:table-cell table:formula="of:=STDEV([.B122:.D1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3:.D123])" office:value-type="float" office:value="6" calcext:value-type="float">
            <text:p>6</text:p>
          </table:table-cell>
          <table:table-cell table:formula="of:=STDEV([.B123:.D12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4:.D124])" office:value-type="float" office:value="4.5" calcext:value-type="float">
            <text:p>4,5</text:p>
          </table:table-cell>
          <table:table-cell table:formula="of:=STDEV([.B124:.D1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25:.D125])" office:value-type="float" office:value="2.5" calcext:value-type="float">
            <text:p>2,5</text:p>
          </table:table-cell>
          <table:table-cell table:formula="of:=STDEV([.B125:.D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6:.D126])" office:value-type="float" office:value="5" calcext:value-type="float">
            <text:p>5</text:p>
          </table:table-cell>
          <table:table-cell table:formula="of:=STDEV([.B126:.D1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:.D127])" office:value-type="float" office:value="4" calcext:value-type="float">
            <text:p>4</text:p>
          </table:table-cell>
          <table:table-cell table:formula="of:=STDEV([.B127:.D1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28:.D128])" office:value-type="float" office:value="2.5" calcext:value-type="float">
            <text:p>2,5</text:p>
          </table:table-cell>
          <table:table-cell table:formula="of:=STDEV([.B128:.D1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9:.D129])" office:value-type="float" office:value="3.5" calcext:value-type="float">
            <text:p>3,5</text:p>
          </table:table-cell>
          <table:table-cell table:formula="of:=STDEV([.B129:.D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0:.D130])" office:value-type="float" office:value="4.5" calcext:value-type="float">
            <text:p>4,5</text:p>
          </table:table-cell>
          <table:table-cell table:formula="of:=STDEV([.B130:.D13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31:.D131])" office:value-type="float" office:value="7" calcext:value-type="float">
            <text:p>7</text:p>
          </table:table-cell>
          <table:table-cell table:formula="of:=STDEV([.B131:.D131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2:.D132])" office:value-type="float" office:value="3" calcext:value-type="float">
            <text:p>3</text:p>
          </table:table-cell>
          <table:table-cell table:formula="of:=STDEV([.B132:.D13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3:.D133])" office:value-type="float" office:value="4.5" calcext:value-type="float">
            <text:p>4,5</text:p>
          </table:table-cell>
          <table:table-cell table:formula="of:=STDEV([.B133:.D13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4:.D134])" office:value-type="float" office:value="3" calcext:value-type="float">
            <text:p>3</text:p>
          </table:table-cell>
          <table:table-cell table:formula="of:=STDEV([.B134:.D1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5:.D135])" office:value-type="float" office:value="6.5" calcext:value-type="float">
            <text:p>6,5</text:p>
          </table:table-cell>
          <table:table-cell table:formula="of:=STDEV([.B135:.D13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6:.D136])" office:value-type="float" office:value="3.5" calcext:value-type="float">
            <text:p>3,5</text:p>
          </table:table-cell>
          <table:table-cell table:formula="of:=STDEV([.B136:.D1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7:.D137])" office:value-type="float" office:value="3.5" calcext:value-type="float">
            <text:p>3,5</text:p>
          </table:table-cell>
          <table:table-cell table:formula="of:=STDEV([.B137:.D13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8:.D138])" office:value-type="float" office:value="5.5" calcext:value-type="float">
            <text:p>5,5</text:p>
          </table:table-cell>
          <table:table-cell table:formula="of:=STDEV([.B138:.D13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9:.D139])" office:value-type="float" office:value="2.5" calcext:value-type="float">
            <text:p>2,5</text:p>
          </table:table-cell>
          <table:table-cell table:formula="of:=STDEV([.B139:.D13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40:.D140])" office:value-type="float" office:value="3" calcext:value-type="float">
            <text:p>3</text:p>
          </table:table-cell>
          <table:table-cell table:formula="of:=STDEV([.B140:.D14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1:.D141])" office:value-type="float" office:value="2.5" calcext:value-type="float">
            <text:p>2,5</text:p>
          </table:table-cell>
          <table:table-cell table:formula="of:=STDEV([.B141:.D1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2:.D142])" office:value-type="float" office:value="3" calcext:value-type="float">
            <text:p>3</text:p>
          </table:table-cell>
          <table:table-cell table:formula="of:=STDEV([.B142:.D14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3:.D143])" office:value-type="float" office:value="2" calcext:value-type="float">
            <text:p>2</text:p>
          </table:table-cell>
          <table:table-cell table:formula="of:=STDEV([.B143:.D14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:.D144])" office:value-type="float" office:value="3.5" calcext:value-type="float">
            <text:p>3,5</text:p>
          </table:table-cell>
          <table:table-cell table:formula="of:=STDEV([.B144:.D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5:.D145])" office:value-type="float" office:value="6.5" calcext:value-type="float">
            <text:p>6,5</text:p>
          </table:table-cell>
          <table:table-cell table:formula="of:=STDEV([.B145:.D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6:.D146])" office:value-type="float" office:value="3" calcext:value-type="float">
            <text:p>3</text:p>
          </table:table-cell>
          <table:table-cell table:formula="of:=STDEV([.B146:.D14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47:.D147])" office:value-type="float" office:value="3" calcext:value-type="float">
            <text:p>3</text:p>
          </table:table-cell>
          <table:table-cell table:formula="of:=STDEV([.B147:.D1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8:.D148])" office:value-type="float" office:value="5.5" calcext:value-type="float">
            <text:p>5,5</text:p>
          </table:table-cell>
          <table:table-cell table:formula="of:=STDEV([.B148:.D1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9:.D149])" office:value-type="float" office:value="3.5" calcext:value-type="float">
            <text:p>3,5</text:p>
          </table:table-cell>
          <table:table-cell table:formula="of:=STDEV([.B149:.D1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50:.D150])" office:value-type="float" office:value="7.5" calcext:value-type="float">
            <text:p>7,5</text:p>
          </table:table-cell>
          <table:table-cell table:formula="of:=STDEV([.B150:.D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1:.B151])" office:value-type="float" office:value="5.00671140939597" calcext:value-type="float">
            <text:p>5,00671140939597</text:p>
          </table:table-cell>
          <table:table-cell table:formula="of:=AVERAGE([.C1:.C151])" office:value-type="float" office:value="5.08053691275168" calcext:value-type="float">
            <text:p>5,0805369127516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formula="of:=AVERAGE([.E1:.E150])" office:value-type="float" office:value="5.04362416107383" calcext:value-type="float">
            <text:p>5,04362416107383</text:p>
          </table:table-cell>
          <table:table-cell table:style-name="Default"/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0 BifSimMetric.B302:BifSimMetric.B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0];[.C302:.C450])" office:value-type="float" office:value="0.360992322428212" calcext:value-type="float">
            <text:p>0,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0];[.C2:.C450])" office:value-type="float" office:value="0.483077232989183" calcext:value-type="float">
            <text:p>0,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H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H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H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H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H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H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H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H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H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H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H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H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H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H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H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H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H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H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H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H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H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H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H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H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H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H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H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H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H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H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H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H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H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H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H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H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H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H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H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H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H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H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H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H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H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H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H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H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H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H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H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H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H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H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H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H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H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H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H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H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H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H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H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H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H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H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H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H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H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H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H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H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H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H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H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H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H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H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H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H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H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H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H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H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H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H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H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H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H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H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H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H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H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H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H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H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H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H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H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H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H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H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H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H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H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H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H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H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H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H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H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H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H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H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H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H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H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H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H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H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H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H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H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H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H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H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H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H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H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H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H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H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H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H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H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H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H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H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H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H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H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H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H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H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H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H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H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H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H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79__Fid=6_M10.nrrd</text:p>
          </table:table-cell>
          <table:table-cell table:style-name="ce10" table:formula="of:=[$'Set #2'.H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__Fid=1_M01.nrrd</text:p>
          </table:table-cell>
          <table:table-cell table:formula="of:=[$'Set #3'.E2]" office:value-type="float" office:value="8" calcext:value-type="float">
            <text:p>8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2.nrrd</text:p>
          </table:table-cell>
          <table:table-cell table:formula="of:=[$'Set #3'.E3]" office:value-type="float" office:value="4.5" calcext:value-type="float">
            <text:p>4,5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3.nrrd</text:p>
          </table:table-cell>
          <table:table-cell table:formula="of:=[$'Set #3'.E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4.nrrd</text:p>
          </table:table-cell>
          <table:table-cell table:formula="of:=[$'Set #3'.E5]" office:value-type="float" office:value="7" calcext:value-type="float">
            <text:p>7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6.nrrd</text:p>
          </table:table-cell>
          <table:table-cell table:formula="of:=[$'Set #3'.E6]" office:value-type="float" office:value="8.5" calcext:value-type="float">
            <text:p>8,5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7.nrrd</text:p>
          </table:table-cell>
          <table:table-cell table:formula="of:=[$'Set #3'.E7]" office:value-type="float" office:value="4.5" calcext:value-type="float">
            <text:p>4,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8.nrrd</text:p>
          </table:table-cell>
          <table:table-cell table:formula="of:=[$'Set #3'.E8]" office:value-type="float" office:value="5" calcext:value-type="float">
            <text:p>5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9.nrrd</text:p>
          </table:table-cell>
          <table:table-cell table:formula="of:=[$'Set #3'.E9]" office:value-type="float" office:value="5" calcext:value-type="float">
            <text:p>5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10.nrrd</text:p>
          </table:table-cell>
          <table:table-cell table:formula="of:=[$'Set #3'.E10]" office:value-type="float" office:value="7" calcext:value-type="float">
            <text:p>7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E11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E12]" office:value-type="float" office:value="2.5" calcext:value-type="float">
            <text:p>2,5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E13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E14]" office:value-type="float" office:value="3.5" calcext:value-type="float">
            <text:p>3,5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E15]" office:value-type="float" office:value="6" calcext:value-type="float">
            <text:p>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E16]" office:value-type="float" office:value="4.5" calcext:value-type="float">
            <text:p>4,5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E17]" office:value-type="float" office:value="4.5" calcext:value-type="float">
            <text:p>4,5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E18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E19]" office:value-type="float" office:value="4" calcext:value-type="float">
            <text:p>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E20]" office:value-type="float" office:value="4.5" calcext:value-type="float">
            <text:p>4,5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E21]" office:value-type="float" office:value="9" calcext:value-type="float">
            <text:p>9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E22]" office:value-type="float" office:value="7" calcext:value-type="float">
            <text:p>7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E23]" office:value-type="float" office:value="8.5" calcext:value-type="float">
            <text:p>8,5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E24]" office:value-type="float" office:value="4.5" calcext:value-type="float">
            <text:p>4,5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E25]" office:value-type="float" office:value="9" calcext:value-type="float">
            <text:p>9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E26]" office:value-type="float" office:value="3.5" calcext:value-type="float">
            <text:p>3,5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E27]" office:value-type="float" office:value="6" calcext:value-type="float">
            <text:p>6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E28]" office:value-type="float" office:value="8.5" calcext:value-type="float">
            <text:p>8,5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E29]" office:value-type="float" office:value="7" calcext:value-type="float">
            <text:p>7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E30]" office:value-type="float" office:value="5.5" calcext:value-type="float">
            <text:p>5,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1.nrrd</text:p>
          </table:table-cell>
          <table:table-cell table:formula="of:=[$'Set #3'.E31]" office:value-type="float" office:value="10" calcext:value-type="float">
            <text:p>10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2.nrrd</text:p>
          </table:table-cell>
          <table:table-cell table:formula="of:=[$'Set #3'.E32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3.nrrd</text:p>
          </table:table-cell>
          <table:table-cell table:formula="of:=[$'Set #3'.E33]" office:value-type="float" office:value="6" calcext:value-type="float">
            <text:p>6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4.nrrd</text:p>
          </table:table-cell>
          <table:table-cell table:formula="of:=[$'Set #3'.E34]" office:value-type="float" office:value="8" calcext:value-type="float">
            <text:p>8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5.nrrd</text:p>
          </table:table-cell>
          <table:table-cell table:formula="of:=[$'Set #3'.E35]" office:value-type="float" office:value="9.5" calcext:value-type="float">
            <text:p>9,5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6.nrrd</text:p>
          </table:table-cell>
          <table:table-cell table:formula="of:=[$'Set #3'.E36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7.nrrd</text:p>
          </table:table-cell>
          <table:table-cell table:formula="of:=[$'Set #3'.E37]" office:value-type="float" office:value="9.5" calcext:value-type="float">
            <text:p>9,5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8.nrrd</text:p>
          </table:table-cell>
          <table:table-cell table:formula="of:=[$'Set #3'.E38]" office:value-type="float" office:value="9" calcext:value-type="float">
            <text:p>9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9.nrrd</text:p>
          </table:table-cell>
          <table:table-cell table:formula="of:=[$'Set #3'.E39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10.nrrd</text:p>
          </table:table-cell>
          <table:table-cell table:formula="of:=[$'Set #3'.E40]" office:value-type="float" office:value="2" calcext:value-type="float">
            <text:p>2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1.nrrd</text:p>
          </table:table-cell>
          <table:table-cell table:formula="of:=[$'Set #3'.E41]" office:value-type="float" office:value="3.5" calcext:value-type="float">
            <text:p>3,5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2.nrrd</text:p>
          </table:table-cell>
          <table:table-cell table:formula="of:=[$'Set #3'.E42]" office:value-type="float" office:value="2.5" calcext:value-type="float">
            <text:p>2,5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3.nrrd</text:p>
          </table:table-cell>
          <table:table-cell table:formula="of:=[$'Set #3'.E43]" office:value-type="float" office:value="4.5" calcext:value-type="float">
            <text:p>4,5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4.nrrd</text:p>
          </table:table-cell>
          <table:table-cell table:formula="of:=[$'Set #3'.E44]" office:value-type="float" office:value="2" calcext:value-type="float">
            <text:p>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5.nrrd</text:p>
          </table:table-cell>
          <table:table-cell table:formula="of:=[$'Set #3'.E45]" office:value-type="float" office:value="3" calcext:value-type="float">
            <text:p>3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6.nrrd</text:p>
          </table:table-cell>
          <table:table-cell table:formula="of:=[$'Set #3'.E46]" office:value-type="float" office:value="2.5" calcext:value-type="float">
            <text:p>2,5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7.nrrd</text:p>
          </table:table-cell>
          <table:table-cell table:formula="of:=[$'Set #3'.E47]" office:value-type="float" office:value="5" calcext:value-type="float">
            <text:p>5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8.nrrd</text:p>
          </table:table-cell>
          <table:table-cell table:formula="of:=[$'Set #3'.E48]" office:value-type="float" office:value="1.5" calcext:value-type="float">
            <text:p>1,5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9.nrrd</text:p>
          </table:table-cell>
          <table:table-cell table:formula="of:=[$'Set #3'.E49]" office:value-type="float" office:value="3" calcext:value-type="float">
            <text:p>3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10.nrrd</text:p>
          </table:table-cell>
          <table:table-cell table:formula="of:=[$'Set #3'.E50]" office:value-type="float" office:value="3.5" calcext:value-type="float">
            <text:p>3,5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E51]" office:value-type="float" office:value="1" calcext:value-type="float">
            <text:p>1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E52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E53]" office:value-type="float" office:value="5.5" calcext:value-type="float">
            <text:p>5,5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E54]" office:value-type="float" office:value="3" calcext:value-type="float">
            <text:p>3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E55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E56]" office:value-type="float" office:value="7" calcext:value-type="float">
            <text:p>7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E57]" office:value-type="float" office:value="1" calcext:value-type="float">
            <text:p>1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E58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E59]" office:value-type="float" office:value="6.5" calcext:value-type="float">
            <text:p>6,5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E60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E61]" office:value-type="float" office:value="5" calcext:value-type="float">
            <text:p>5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E62]" office:value-type="float" office:value="1" calcext:value-type="float">
            <text:p>1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E63]" office:value-type="float" office:value="3.5" calcext:value-type="float">
            <text:p>3,5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E64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E65]" office:value-type="float" office:value="1.5" calcext:value-type="float">
            <text:p>1,5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E66]" office:value-type="float" office:value="2" calcext:value-type="float">
            <text:p>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E67]" office:value-type="float" office:value="4.5" calcext:value-type="float">
            <text:p>4,5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E68]" office:value-type="float" office:value="6.5" calcext:value-type="float">
            <text:p>6,5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E69]" office:value-type="float" office:value="2.5" calcext:value-type="float">
            <text:p>2,5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E70]" office:value-type="float" office:value="1" calcext:value-type="float">
            <text:p>1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E71]" office:value-type="float" office:value="4.5" calcext:value-type="float">
            <text:p>4,5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E72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E73]" office:value-type="float" office:value="7" calcext:value-type="float">
            <text:p>7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E74]" office:value-type="float" office:value="6.5" calcext:value-type="float">
            <text:p>6,5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E75]" office:value-type="float" office:value="4" calcext:value-type="float">
            <text:p>4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E76]" office:value-type="float" office:value="7" calcext:value-type="float">
            <text:p>7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E77]" office:value-type="float" office:value="7" calcext:value-type="float">
            <text:p>7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E78]" office:value-type="float" office:value="7" calcext:value-type="float">
            <text:p>7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E79]" office:value-type="float" office:value="6.5" calcext:value-type="float">
            <text:p>6,5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E80]" office:value-type="float" office:value="5" calcext:value-type="float">
            <text:p>5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E81]" office:value-type="float" office:value="8.5" calcext:value-type="float">
            <text:p>8,5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E82]" office:value-type="float" office:value="8" calcext:value-type="float">
            <text:p>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E83]" office:value-type="float" office:value="8.5" calcext:value-type="float">
            <text:p>8,5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E84]" office:value-type="float" office:value="7" calcext:value-type="float">
            <text:p>7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E85]" office:value-type="float" office:value="8" calcext:value-type="float">
            <text:p>8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E86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E87]" office:value-type="float" office:value="8.5" calcext:value-type="float">
            <text:p>8,5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E88]" office:value-type="float" office:value="5.5" calcext:value-type="float">
            <text:p>5,5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E89]" office:value-type="float" office:value="5.5" calcext:value-type="float">
            <text:p>5,5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E90]" office:value-type="float" office:value="8" calcext:value-type="float">
            <text:p>8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E91]" office:value-type="float" office:value="9" calcext:value-type="float">
            <text:p>9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E92]" office:value-type="float" office:value="9" calcext:value-type="float">
            <text:p>9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E93]" office:value-type="float" office:value="9" calcext:value-type="float">
            <text:p>9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E94]" office:value-type="float" office:value="9" calcext:value-type="float">
            <text:p>9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E95]" office:value-type="float" office:value="9" calcext:value-type="float">
            <text:p>9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E96]" office:value-type="float" office:value="10" calcext:value-type="float">
            <text:p>10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E97]" office:value-type="float" office:value="5.5" calcext:value-type="float">
            <text:p>5,5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E98]" office:value-type="float" office:value="9.5" calcext:value-type="float">
            <text:p>9,5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E99]" office:value-type="float" office:value="3" calcext:value-type="float">
            <text:p>3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E100]" office:value-type="float" office:value="4.5" calcext:value-type="float">
            <text:p>4,5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E101]" office:value-type="float" office:value="5" calcext:value-type="float">
            <text:p>5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E102]" office:value-type="float" office:value="5" calcext:value-type="float">
            <text:p>5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E103]" office:value-type="float" office:value="5" calcext:value-type="float">
            <text:p>5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E104]" office:value-type="float" office:value="3.5" calcext:value-type="float">
            <text:p>3,5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E105]" office:value-type="float" office:value="5.5" calcext:value-type="float">
            <text:p>5,5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E106]" office:value-type="float" office:value="3" calcext:value-type="float">
            <text:p>3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E107]" office:value-type="float" office:value="4.5" calcext:value-type="float">
            <text:p>4,5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E108]" office:value-type="float" office:value="6" calcext:value-type="float">
            <text:p>6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E109]" office:value-type="float" office:value="6" calcext:value-type="float">
            <text:p>6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E110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E111]" office:value-type="float" office:value="1" calcext:value-type="float">
            <text:p>1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E112]" office:value-type="float" office:value="7" calcext:value-type="float">
            <text:p>7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E113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E114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E115]" office:value-type="float" office:value="1" calcext:value-type="float">
            <text:p>1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E116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E117]" office:value-type="float" office:value="6.5" calcext:value-type="float">
            <text:p>6,5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E118]" office:value-type="float" office:value="1.5" calcext:value-type="float">
            <text:p>1,5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E119]" office:value-type="float" office:value="8" calcext:value-type="float">
            <text:p>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E120]" office:value-type="float" office:value="2" calcext:value-type="float">
            <text:p>2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E121]" office:value-type="float" office:value="7.5" calcext:value-type="float">
            <text:p>7,5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E122]" office:value-type="float" office:value="7.5" calcext:value-type="float">
            <text:p>7,5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E123]" office:value-type="float" office:value="6" calcext:value-type="float">
            <text:p>6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E124]" office:value-type="float" office:value="4.5" calcext:value-type="float">
            <text:p>4,5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E125]" office:value-type="float" office:value="2.5" calcext:value-type="float">
            <text:p>2,5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E126]" office:value-type="float" office:value="5" calcext:value-type="float">
            <text:p>5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E127]" office:value-type="float" office:value="4" calcext:value-type="float">
            <text:p>4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E128]" office:value-type="float" office:value="2.5" calcext:value-type="float">
            <text:p>2,5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E129]" office:value-type="float" office:value="3.5" calcext:value-type="float">
            <text:p>3,5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E130]" office:value-type="float" office:value="4.5" calcext:value-type="float">
            <text:p>4,5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E131]" office:value-type="float" office:value="7" calcext:value-type="float">
            <text:p>7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E132]" office:value-type="float" office:value="3" calcext:value-type="float">
            <text:p>3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E133]" office:value-type="float" office:value="4.5" calcext:value-type="float">
            <text:p>4,5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E134]" office:value-type="float" office:value="3" calcext:value-type="float">
            <text:p>3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E135]" office:value-type="float" office:value="6.5" calcext:value-type="float">
            <text:p>6,5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E136]" office:value-type="float" office:value="3.5" calcext:value-type="float">
            <text:p>3,5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E137]" office:value-type="float" office:value="3.5" calcext:value-type="float">
            <text:p>3,5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E138]" office:value-type="float" office:value="5.5" calcext:value-type="float">
            <text:p>5,5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E139]" office:value-type="float" office:value="2.5" calcext:value-type="float">
            <text:p>2,5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E140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E141]" office:value-type="float" office:value="2.5" calcext:value-type="float">
            <text:p>2,5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E142]" office:value-type="float" office:value="3" calcext:value-type="float">
            <text:p>3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E143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E144]" office:value-type="float" office:value="3.5" calcext:value-type="float">
            <text:p>3,5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E145]" office:value-type="float" office:value="6.5" calcext:value-type="float">
            <text:p>6,5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E146]" office:value-type="float" office:value="3" calcext:value-type="float">
            <text:p>3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E147]" office:value-type="float" office:value="3" calcext:value-type="float">
            <text:p>3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E148]" office:value-type="float" office:value="5.5" calcext:value-type="float">
            <text:p>5,5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E149]" office:value-type="float" office:value="3.5" calcext:value-type="float">
            <text:p>3,5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E150]" office:value-type="float" office:value="7.5" calcext:value-type="float">
            <text:p>7,5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2" table:target-range-address="'Set #3'.A1:'Set #3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1:05:59.516863869</dc:date>
    <meta:editing-duration>P6DT17H20M27S</meta:editing-duration>
    <meta:editing-cycles>56</meta:editing-cycles>
    <meta:generator>LibreOffice/7.5.0.3$MacOSX_X86_64 LibreOffice_project/c21113d003cd3efa8c53188764377a8272d9d6de</meta:generator>
    <meta:document-statistic meta:table-count="4" meta:cell-count="47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0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0" chart:label-cell-address="BifSimMetric.E9:BifSimMetric.E9" chart:class="chart:scatter">
            <chart:domain table:cell-range-address="BifSimMetric.B302:BifSimMetric.B450"/>
            <chart:data-point chart:repeated="1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8">
                <text:p>8</text:p>
                <draw:g>
                  <svg:desc>BifSimMetric.B302:BifSimMetric.B450</svg:desc>
                </draw:g>
              </table:table-cell>
              <table:table-cell office:value-type="float" office:value="0.444787">
                <text:p>0.444787</text:p>
                <draw:g>
                  <svg:desc>BifSimMetric.C302:BifSimMetric.C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4.5">
                <text:p>4.5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7">
                <text:p>7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8.5">
                <text:p>8.5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.5">
                <text:p>4.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">
                <text:p>5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">
                <text:p>5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7">
                <text:p>7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.5">
                <text:p>3.5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6">
                <text:p>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5">
                <text:p>4.5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.5">
                <text:p>4.5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4">
                <text:p>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.5">
                <text:p>4.5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9">
                <text:p>9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">
                <text:p>7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8.5">
                <text:p>8.5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4.5">
                <text:p>4.5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9">
                <text:p>9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5">
                <text:p>3.5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6">
                <text:p>6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8.5">
                <text:p>8.5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7">
                <text:p>7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.5">
                <text:p>5.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10">
                <text:p>10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6">
                <text:p>6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">
                <text:p>8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9.5">
                <text:p>9.5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5">
                <text:p>9.5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">
                <text:p>9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2">
                <text:p>2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5">
                <text:p>3.5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2.5">
                <text:p>2.5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.5">
                <text:p>4.5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2">
                <text:p>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">
                <text:p>3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2.5">
                <text:p>2.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5">
                <text:p>5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5">
                <text:p>1.5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">
                <text:p>3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3.5">
                <text:p>3.5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">
                <text:p>1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5.5">
                <text:p>5.5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3">
                <text:p>3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7">
                <text:p>7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6.5">
                <text:p>6.5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5">
                <text:p>5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1">
                <text:p>1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3.5">
                <text:p>3.5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1.5">
                <text:p>1.5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">
                <text:p>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4.5">
                <text:p>4.5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6.5">
                <text:p>6.5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2.5">
                <text:p>2.5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1">
                <text:p>1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5">
                <text:p>4.5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7">
                <text:p>7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.5">
                <text:p>6.5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4">
                <text:p>4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7">
                <text:p>7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7">
                <text:p>7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7">
                <text:p>7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5">
                <text:p>6.5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5">
                <text:p>5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5">
                <text:p>8.5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8">
                <text:p>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8.5">
                <text:p>8.5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">
                <text:p>7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8">
                <text:p>8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8.5">
                <text:p>8.5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5">
                <text:p>5.5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5.5">
                <text:p>5.5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8">
                <text:p>8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9">
                <text:p>9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9">
                <text:p>9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9">
                <text:p>9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9">
                <text:p>9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9">
                <text:p>9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10">
                <text:p>10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5.5">
                <text:p>5.5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9.5">
                <text:p>9.5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3">
                <text:p>3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5">
                <text:p>4.5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">
                <text:p>5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5">
                <text:p>5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">
                <text:p>5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5">
                <text:p>3.5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5.5">
                <text:p>5.5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3">
                <text:p>3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4.5">
                <text:p>4.5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">
                <text:p>6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6">
                <text:p>6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1">
                <text:p>1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7">
                <text:p>7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1">
                <text:p>1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6.5">
                <text:p>6.5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5">
                <text:p>1.5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2">
                <text:p>2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7.5">
                <text:p>7.5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7.5">
                <text:p>7.5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6">
                <text:p>6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.5">
                <text:p>4.5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2.5">
                <text:p>2.5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5">
                <text:p>5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4">
                <text:p>4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5">
                <text:p>2.5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5">
                <text:p>3.5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5">
                <text:p>4.5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7">
                <text:p>7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3">
                <text:p>3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5">
                <text:p>4.5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3">
                <text:p>3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5">
                <text:p>3.5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.5">
                <text:p>3.5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5">
                <text:p>5.5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2.5">
                <text:p>2.5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3">
                <text:p>3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3.5">
                <text:p>3.5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5">
                <text:p>6.5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">
                <text:p>3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">
                <text:p>3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5.5">
                <text:p>5.5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5">
                <text:p>3.5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7.5">
                <text:p>7.5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